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4.916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0.8756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9307in"/>
    </style:style>
    <style:style style:name="co13" style:family="table-column">
      <style:table-column-properties fo:break-before="auto" style:column-width="0.9957in"/>
    </style:style>
    <style:style style:name="co14" style:family="table-column">
      <style:table-column-properties fo:break-before="auto" style:column-width="0.7992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7091in"/>
    </style:style>
    <style:style style:name="co17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7" style:family="table-cell" style:parent-style-name="Default" style:data-style-name="N0">
      <style:text-properties style:font-name="Calibri" fo:font-size="11pt" style:font-size-asian="11pt" style:font-size-complex="11pt"/>
    </style:style>
    <style:style style:name="ce28" style:family="table-cell" style:parent-style-name="Excel_20_Built-in_20_Normal"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Default" style:data-style-name="N8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61" table:default-cell-style-name="Excel_20_Built-in_20_Normal"/>
        <table:table-row table:style-name="ro1">
          <table:table-cell table:style-name="ce27" office:value-type="string" calcext:value-type="string">
            <text:p>Description:</text:p>
          </table:table-cell>
          <table:table-cell table:style-name="ce27" office:value-type="string" calcext:value-type="string">
            <text:p>Extended Model of Synechocystis</text:p>
          </table:table-cell>
          <table:table-cell table:style-name="ce27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table:number-columns-repeated="3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office:value-type="string" calcext:value-type="string">
            <text:p>Units:</text:p>
          </table:table-cell>
          <table:table-cell table:style-name="ce27" table:number-columns-repeated="2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office:value-type="string" calcext:value-type="string">
            <text:p>Km</text:p>
          </table:table-cell>
          <table:table-cell table:style-name="ce27" office:value-type="string" calcext:value-type="string">
            <text:p>g/L</text:p>
          </table:table-cell>
          <table:table-cell table:style-name="ce27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office:value-type="string" calcext:value-type="string">
            <text:p>kcat</text:p>
          </table:table-cell>
          <table:table-cell table:style-name="ce27" office:value-type="string" calcext:value-type="string">
            <text:p>1/h</text:p>
          </table:table-cell>
          <table:table-cell table:style-name="ce27" office:value-type="string" calcext:value-type="string">
            <text:p>([mass of products]/[mass of protein]/h)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office:value-type="string" calcext:value-type="string">
            <text:p>rho</text:p>
          </table:table-cell>
          <table:table-cell table:style-name="ce27" office:value-type="string" calcext:value-type="string">
            <text:p>g/L</text:p>
          </table:table-cell>
          <table:table-cell table:style-name="ce27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table:number-columns-repeated="3"/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 office:value-type="string" calcext:value-type="string">
            <text:p>Sheets: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Mass fraction matrix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/>
          <table:table-cell table:style-name="ce27" office:value-type="string" calcext:value-type="string">
            <text:p>K</text:p>
          </table:table-cell>
          <table:table-cell table:style-name="ce27" office:value-type="string" calcext:value-type="string">
            <text:p>Michaelis constant matrix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/>
          <table:table-cell table:style-name="ce27" office:value-type="string" calcext:value-type="string">
            <text:p>KA</text:p>
          </table:table-cell>
          <table:table-cell table:style-name="ce27" office:value-type="string" calcext:value-type="string">
            <text:p>Activation constant matrix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/>
          <table:table-cell table:style-name="ce27" office:value-type="string" calcext:value-type="string">
            <text:p>KI</text:p>
          </table:table-cell>
          <table:table-cell table:style-name="ce27" office:value-type="string" calcext:value-type="string">
            <text:p>Inhibition constant matrix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/>
          <table:table-cell table:style-name="ce27" office:value-type="string" calcext:value-type="string">
            <text:p>kcat</text:p>
          </table:table-cell>
          <table:table-cell table:style-name="ce27" office:value-type="string" calcext:value-type="string">
            <text:p>Turnover numbers</text:p>
          </table:table-cell>
          <table:table-cell table:style-name="ce28" table:number-columns-repeated="3"/>
          <table:table-cell table:number-columns-repeated="58"/>
        </table:table-row>
        <table:table-row table:style-name="ro1">
          <table:table-cell table:style-name="ce27"/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Value of rho and external concentrations at different growth conditions</text:p>
          </table:table-cell>
          <table:table-cell table:style-name="ce28" table:number-columns-repeated="3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" table:style-name="ta2" table:print="false">
        <office:forms form:automatic-focus="false" form:apply-design-mode="false"/>
        <table:table-column table:style-name="co6" table:default-cell-style-name="ce30"/>
        <table:table-column table:style-name="co7" table:default-cell-style-name="ce31"/>
        <table:table-column table:style-name="co8" table:number-columns-repeated="2" table:default-cell-style-name="ce31"/>
        <table:table-column table:style-name="co9" table:default-cell-style-name="ce31"/>
        <table:table-column table:style-name="co10" table:number-columns-repeated="7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0"/>
        <table:table-column table:style-name="co14" table:default-cell-style-name="ce30"/>
        <table:table-column table:style-name="co4" table:number-columns-repeated="48" table:default-cell-style-name="Excel_20_Built-in_20_Normal"/>
        <table:table-row table:style-name="ro1">
          <table:table-cell table:style-name="ce29"/>
          <table:table-cell table:style-name="ce29" office:value-type="string" calcext:value-type="string">
            <text:p>Carbon_T</text:p>
          </table:table-cell>
          <table:table-cell table:style-name="ce29" office:value-type="string" calcext:value-type="string">
            <text:p>PSII</text:p>
          </table:table-cell>
          <table:table-cell table:style-name="ce29" office:value-type="string" calcext:value-type="string">
            <text:p>PSI</text:p>
          </table:table-cell>
          <table:table-cell table:style-name="ce29" office:value-type="string" calcext:value-type="string">
            <text:p>Cyt6bf</text:p>
          </table:table-cell>
          <table:table-cell table:style-name="ce29" office:value-type="string" calcext:value-type="string">
            <text:p>ATPsyn</text:p>
          </table:table-cell>
          <table:table-cell table:style-name="ce29" office:value-type="string" calcext:value-type="string">
            <text:p>C_fix</text:p>
          </table:table-cell>
          <table:table-cell table:style-name="ce29" office:value-type="string" calcext:value-type="string">
            <text:p>Met</text:p>
          </table:table-cell>
          <table:table-cell table:style-name="ce29" office:value-type="string" calcext:value-type="string">
            <text:p>Ribosome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x_C</text:p>
          </table:table-cell>
          <table:table-cell table:style-name="ce29" office:value-type="float" office:value="-0.99" calcext:value-type="float">
            <text:p>-0.99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x_PSU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-0.1" calcext:value-type="float">
            <text:p>-0.1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CO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-0.9" calcext:value-type="float">
            <text:p>-0.9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H+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02" calcext:value-type="float">
            <text:p>0.0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01" calcext:value-type="float">
            <text:p>0.01</text:p>
          </table:table-cell>
          <table:table-cell table:style-name="ce29" office:value-type="float" office:value="-1" calcext:value-type="float">
            <text:p>-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PC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0.99" calcext:value-type="float">
            <text:p>0.99</text:p>
          </table:table-cell>
          <table:table-cell table:style-name="ce29" office:value-type="float" office:value="-0.7" calcext:value-type="float">
            <text:p>-0.7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PC-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-0.9" calcext:value-type="float">
            <text:p>-0.9</text:p>
          </table:table-cell>
          <table:table-cell table:style-name="ce29" office:value-type="float" office:value="0.69" calcext:value-type="float">
            <text:p>0.69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PQ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0.9" calcext:value-type="float">
            <text:p>-0.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3" calcext:value-type="float">
            <text:p>0.3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PQH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98" calcext:value-type="float">
            <text:p>0.9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-0.3" calcext:value-type="float">
            <text:p>-0.3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ATP</text:p>
          </table:table-cell>
          <table:table-cell table:style-name="ce29" office:value-type="float" office:value="-0.01" calcext:value-type="float">
            <text:p>-0.0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-0.05" calcext:value-type="float">
            <text:p>-0.05</text:p>
          </table:table-cell>
          <table:table-cell table:style-name="ce32" office:value-type="float" office:value="-0.3" calcext:value-type="float">
            <text:p>-0.3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NADPH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0.01" calcext:value-type="float">
            <text:p>0.0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-0.05" calcext:value-type="float">
            <text:p>-0.0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C3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0.9" calcext:value-type="float">
            <text:p>-0.9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A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-0.7" calcext:value-type="float">
            <text:p>-0.7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Protein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7"/>
          <table:table-cell table:number-columns-repeated="48"/>
        </table:table-row>
        <table:table-row table:style-name="ro1" table:number-rows-repeated="7">
          <table:table-cell table:style-name="ce29" table:number-columns-repeated="16"/>
          <table:table-cell table:number-columns-repeated="48"/>
        </table:table-row>
        <table:table-row table:style-name="ro1" table:number-rows-repeated="2">
          <table:table-cell table:style-name="ce29" table:number-columns-repeated="9"/>
          <table:table-cell table:style-name="Default" table:number-columns-repeated="7"/>
          <table:table-cell table:number-columns-repeated="48"/>
        </table:table-row>
        <table:table-row table:style-name="ro1" table:number-rows-repeated="2">
          <table:table-cell table:style-name="ce29" table:number-columns-repeated="9"/>
          <table:table-cell table:number-columns-repeated="55"/>
        </table:table-row>
        <table:table-row table:style-name="ro1">
          <table:table-cell table:style-name="ce29" table:number-columns-repeated="8"/>
          <table:table-cell table:style-name="ce32"/>
          <table:table-cell table:number-columns-repeated="55"/>
        </table:table-row>
        <table:table-row table:style-name="ro1" table:number-rows-repeated="4">
          <table:table-cell table:style-name="ce29" table:number-columns-repeated="9"/>
          <table:table-cell table:number-columns-repeated="5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" table:style-name="ta3" table:print="false">
        <office:forms form:automatic-focus="false" form:apply-design-mode="false"/>
        <table:table-column table:style-name="co6" table:default-cell-style-name="ce30"/>
        <table:table-column table:style-name="co7" table:default-cell-style-name="Excel_20_Built-in_20_Normal"/>
        <table:table-column table:style-name="co10" table:number-columns-repeated="6" table:default-cell-style-name="Excel_20_Built-in_20_Normal"/>
        <table:table-column table:style-name="co4" table:number-columns-repeated="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48" table:default-cell-style-name="Excel_20_Built-in_20_Normal"/>
        <table:table-row table:style-name="ro1">
          <table:table-cell table:style-name="ce29"/>
          <table:table-cell table:style-name="ce29" office:value-type="string" calcext:value-type="string">
            <text:p>Carbon_T</text:p>
          </table:table-cell>
          <table:table-cell table:style-name="ce29" office:value-type="string" calcext:value-type="string">
            <text:p>PSII</text:p>
          </table:table-cell>
          <table:table-cell table:style-name="ce29" office:value-type="string" calcext:value-type="string">
            <text:p>PSI</text:p>
          </table:table-cell>
          <table:table-cell table:style-name="ce29" office:value-type="string" calcext:value-type="string">
            <text:p>Cyt6bf</text:p>
          </table:table-cell>
          <table:table-cell table:style-name="ce29" office:value-type="string" calcext:value-type="string">
            <text:p>ATPsyn</text:p>
          </table:table-cell>
          <table:table-cell table:style-name="ce29" office:value-type="string" calcext:value-type="string">
            <text:p>C_fix</text:p>
          </table:table-cell>
          <table:table-cell table:style-name="ce29" office:value-type="string" calcext:value-type="string">
            <text:p>Met</text:p>
          </table:table-cell>
          <table:table-cell table:style-name="ce29" office:value-type="string" calcext:value-type="string">
            <text:p>Ribosome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x_C</text:p>
          </table:table-cell>
          <table:table-cell table:style-name="ce29" office:value-type="float" office:value="0.00315" calcext:value-type="float">
            <text:p>0.00315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x_PSU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3" office:value-type="float" office:value="440" calcext:value-type="float">
            <text:p>4.40E+02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CO2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office:value-type="float" office:value="11.91" calcext:value-type="float">
            <text:p>11.9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H+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/>
          <table:table-cell table:style-name="ce33" table:number-columns-repeated="2"/>
          <table:table-cell table:style-name="ce29" table:number-columns-repeated="2"/>
          <table:table-cell table:style-name="ce33"/>
          <table:table-cell table:style-name="ce29" table:number-columns-repeated="2"/>
          <table:table-cell table:number-columns-repeated="47"/>
        </table:table-row>
        <table:table-row table:style-name="ro1">
          <table:table-cell table:style-name="ce29" office:value-type="string" calcext:value-type="string">
            <text:p>PC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.4175" calcext:value-type="float">
            <text:p>1.4175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33" table:number-columns-repeated="2"/>
          <table:table-cell table:style-name="ce29" table:number-columns-repeated="3"/>
          <table:table-cell table:number-columns-repeated="47"/>
        </table:table-row>
        <table:table-row table:style-name="ro1">
          <table:table-cell table:style-name="ce29" office:value-type="string" calcext:value-type="string">
            <text:p>PC-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.617" calcext:value-type="float">
            <text:p>1.617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33" table:number-columns-repeated="2"/>
          <table:table-cell table:style-name="ce29" table:number-columns-repeated="3"/>
          <table:table-cell table:number-columns-repeated="47"/>
        </table:table-row>
        <table:table-row table:style-name="ro1">
          <table:table-cell table:style-name="ce29" office:value-type="string" calcext:value-type="string">
            <text:p>PQ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258656" calcext:value-type="float">
            <text:p>1.258656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PQH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ATP</text:p>
          </table:table-cell>
          <table:table-cell table:style-name="ce29" office:value-type="float" office:value="0.0003" calcext:value-type="float">
            <text:p>0.0003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0.64" calcext:value-type="float">
            <text:p>0.64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NADPH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number-columns-repeated="2" table:style-name="ce29" office:value-type="float" office:value="0.65" calcext:value-type="float">
            <text:p>0.6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C3</text:p>
          </table:table-cell>
          <table:table-cell table:number-columns-repeated="6" table:style-name="ce29" office:value-type="float" office:value="0" calcext:value-type="float">
            <text:p>0</text:p>
          </table:table-cell>
          <table:table-cell table:style-name="ce29" office:value-type="float" office:value="11.91" calcext:value-type="float">
            <text:p>11.9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style-name="ce34"/>
          <table:table-cell table:style-name="ce29" table:number-columns-repeated="6"/>
          <table:table-cell table:number-columns-repeated="47"/>
        </table:table-row>
        <table:table-row table:style-name="ro1">
          <table:table-cell table:style-name="ce29" office:value-type="string" calcext:value-type="string">
            <text:p>A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29" office:value-type="float" office:value="8.3" calcext:value-type="float">
            <text:p>8.3</text:p>
          </table:table-cell>
          <table:table-cell table:style-name="ce29" table:number-columns-repeated="8"/>
          <table:table-cell table:number-columns-repeated="47"/>
        </table:table-row>
        <table:table-row table:style-name="ro1">
          <table:table-cell table:style-name="ce29" office:value-type="string" calcext:value-type="string">
            <text:p>Protein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8"/>
          <table:table-cell table:number-columns-repeated="47"/>
        </table:table-row>
        <table:table-row table:style-name="ro1" table:number-rows-repeated="8">
          <table:table-cell table:style-name="ce29" table:number-columns-repeated="17"/>
          <table:table-cell table:number-columns-repeated="47"/>
        </table:table-row>
        <table:table-row table:style-name="ro1" table:number-rows-repeated="8">
          <table:table-cell table:style-name="ce29"/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I" table:style-name="ta4">
        <office:forms form:automatic-focus="false" form:apply-design-mode="false"/>
        <table:table-column table:style-name="co6" table:default-cell-style-name="ce30"/>
        <table:table-column table:style-name="co5" table:number-columns-repeated="1020" table:default-cell-style-name="Default"/>
        <table:table-row table:style-name="ro1">
          <table:table-cell table:style-name="ce29"/>
          <table:table-cell table:style-name="ce29" office:value-type="string" calcext:value-type="string">
            <text:p>Carbon_T</text:p>
          </table:table-cell>
          <table:table-cell table:style-name="ce29" office:value-type="string" calcext:value-type="string">
            <text:p>PSII</text:p>
          </table:table-cell>
          <table:table-cell table:style-name="ce29" office:value-type="string" calcext:value-type="string">
            <text:p>PSI</text:p>
          </table:table-cell>
          <table:table-cell table:style-name="ce29" office:value-type="string" calcext:value-type="string">
            <text:p>Cyt6bf</text:p>
          </table:table-cell>
          <table:table-cell table:style-name="ce29" office:value-type="string" calcext:value-type="string">
            <text:p>ATPsyn</text:p>
          </table:table-cell>
          <table:table-cell table:style-name="ce29" office:value-type="string" calcext:value-type="string">
            <text:p>C_fix</text:p>
          </table:table-cell>
          <table:table-cell table:style-name="ce29" office:value-type="string" calcext:value-type="string">
            <text:p>Met</text:p>
          </table:table-cell>
          <table:table-cell table:style-name="ce29" office:value-type="string" calcext:value-type="string">
            <text:p>Ribosome</text:p>
          </table:table-cell>
          <table:table-cell table:style-name="ce29" table:number-columns-repeated="7"/>
          <table:table-cell table:style-name="Excel_20_Built-in_20_Normal" table:number-columns-repeated="48"/>
          <table:table-cell table:number-columns-repeated="957"/>
        </table:table-row>
        <table:table-row table:style-name="ro2">
          <table:table-cell table:style-name="ce29" office:value-type="string" calcext:value-type="string">
            <text:p>x_C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x_PSU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style-name="ce29" office:value-type="float" office:value="85" calcext:value-type="float">
            <text:p>85</text:p>
          </table:table-cell>
          <table:table-cell table:style-name="ce29" table:number-columns-repeated="7"/>
          <table:table-cell table:number-columns-repeated="1005"/>
        </table:table-row>
        <table:table-row table:style-name="ro1">
          <table:table-cell table:style-name="ce29" office:value-type="string" calcext:value-type="string">
            <text:p>CO2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Excel_20_Built-in_20_Normal" table:number-columns-repeated="1005"/>
        </table:table-row>
        <table:table-row table:style-name="ro2">
          <table:table-cell table:style-name="ce29" office:value-type="string" calcext:value-type="string">
            <text:p>H+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C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C-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Q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QH2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ATP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NADPH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C3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A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rotein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 table:number-rows-repeated="6">
          <table:table-cell table:style-name="ce29" table:number-columns-repeated="16"/>
          <table:table-cell table:number-columns-repeated="1005"/>
        </table:table-row>
        <table:table-row table:style-name="ro2">
          <table:table-cell table:style-name="ce29" table:number-columns-repeated="14"/>
          <table:table-cell table:number-columns-repeated="1007"/>
        </table:table-row>
        <table:table-row table:style-name="ro2">
          <table:table-cell table:style-name="ce29" table:number-columns-repeated="13"/>
          <table:table-cell table:number-columns-repeated="1008"/>
        </table:table-row>
        <table:table-row table:style-name="ro2" table:number-rows-repeated="8">
          <table:table-cell table:style-name="ce29"/>
          <table:table-cell table:number-columns-repeated="1020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A" table:style-name="ta4" table:print="false">
        <office:forms form:automatic-focus="false" form:apply-design-mode="false"/>
        <table:table-column table:style-name="co6" table:default-cell-style-name="ce30"/>
        <table:table-column table:style-name="co15" table:number-columns-repeated="10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5" table:number-columns-repeated="1008" table:default-cell-style-name="Default"/>
        <table:table-row table:style-name="ro1">
          <table:table-cell table:style-name="ce29"/>
          <table:table-cell table:style-name="ce29" office:value-type="string" calcext:value-type="string">
            <text:p>Carbon_T</text:p>
          </table:table-cell>
          <table:table-cell table:style-name="ce29" office:value-type="string" calcext:value-type="string">
            <text:p>PSII</text:p>
          </table:table-cell>
          <table:table-cell table:style-name="ce29" office:value-type="string" calcext:value-type="string">
            <text:p>PSI</text:p>
          </table:table-cell>
          <table:table-cell table:style-name="ce29" office:value-type="string" calcext:value-type="string">
            <text:p>Cyt6bf</text:p>
          </table:table-cell>
          <table:table-cell table:style-name="ce29" office:value-type="string" calcext:value-type="string">
            <text:p>ATPsyn</text:p>
          </table:table-cell>
          <table:table-cell table:style-name="ce29" office:value-type="string" calcext:value-type="string">
            <text:p>C_fix</text:p>
          </table:table-cell>
          <table:table-cell table:style-name="ce29" office:value-type="string" calcext:value-type="string">
            <text:p>Met</text:p>
          </table:table-cell>
          <table:table-cell table:style-name="ce29" office:value-type="string" calcext:value-type="string">
            <text:p>Ribosome</text:p>
          </table:table-cell>
          <table:table-cell table:style-name="ce29" table:number-columns-repeated="7"/>
          <table:table-cell table:style-name="Excel_20_Built-in_20_Normal" table:number-columns-repeated="48"/>
          <table:table-cell table:number-columns-repeated="957"/>
        </table:table-row>
        <table:table-row table:style-name="ro2">
          <table:table-cell table:style-name="ce29" office:value-type="string" calcext:value-type="string">
            <text:p>x_C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x_PSU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1">
          <table:table-cell table:style-name="ce29" office:value-type="string" calcext:value-type="string">
            <text:p>CO2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style-name="Excel_20_Built-in_20_Normal" table:number-columns-repeated="1005"/>
        </table:table-row>
        <table:table-row table:style-name="ro2">
          <table:table-cell table:style-name="ce29" office:value-type="string" calcext:value-type="string">
            <text:p>H+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C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C-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Q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QH2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ATP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NADPH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C3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A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>
          <table:table-cell table:style-name="ce29" office:value-type="string" calcext:value-type="string">
            <text:p>Protein</text:p>
          </table:table-cell>
          <table:table-cell table:number-columns-repeated="8" table:style-name="ce29" office:value-type="float" office:value="0" calcext:value-type="float">
            <text:p>0</text:p>
          </table:table-cell>
          <table:table-cell table:style-name="ce29" table:number-columns-repeated="7"/>
          <table:table-cell table:number-columns-repeated="1005"/>
        </table:table-row>
        <table:table-row table:style-name="ro2" table:number-rows-repeated="6">
          <table:table-cell table:style-name="ce29" table:number-columns-repeated="16"/>
          <table:table-cell table:number-columns-repeated="1005"/>
        </table:table-row>
        <table:table-row table:style-name="ro2" table:number-rows-repeated="3">
          <table:table-cell table:style-name="ce29" table:number-columns-repeated="14"/>
          <table:table-cell table:number-columns-repeated="1007"/>
        </table:table-row>
        <table:table-row table:style-name="ro2" table:number-rows-repeated="7">
          <table:table-cell table:style-name="ce29"/>
          <table:table-cell table:number-columns-repeated="1020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cat" table:style-name="ta5" table:print="false">
        <office:forms form:automatic-focus="false" form:apply-design-mode="false"/>
        <table:table-column table:style-name="co16" table:default-cell-style-name="ce31"/>
        <table:table-column table:style-name="co4" table:default-cell-style-name="ce31"/>
        <table:table-column table:style-name="co10" table:number-columns-repeated="2" table:default-cell-style-name="ce31"/>
        <table:table-column table:style-name="co4" table:number-columns-repeated="4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53" table:default-cell-style-name="Excel_20_Built-in_20_Normal"/>
        <table:table-row table:style-name="ro1">
          <table:table-cell table:style-name="ce29"/>
          <table:table-cell table:style-name="ce29" office:value-type="string" calcext:value-type="string">
            <text:p>Carbon_T</text:p>
          </table:table-cell>
          <table:table-cell table:style-name="ce29" office:value-type="string" calcext:value-type="string">
            <text:p>PSII</text:p>
          </table:table-cell>
          <table:table-cell table:style-name="ce29" office:value-type="string" calcext:value-type="string">
            <text:p>PSI</text:p>
          </table:table-cell>
          <table:table-cell table:style-name="ce29" office:value-type="string" calcext:value-type="string">
            <text:p>Cyt6bf</text:p>
          </table:table-cell>
          <table:table-cell table:style-name="ce29" office:value-type="string" calcext:value-type="string">
            <text:p>ATPsyn</text:p>
          </table:table-cell>
          <table:table-cell table:style-name="ce29" office:value-type="string" calcext:value-type="string">
            <text:p>C_fix</text:p>
          </table:table-cell>
          <table:table-cell table:style-name="ce29" office:value-type="string" calcext:value-type="string">
            <text:p>Met</text:p>
          </table:table-cell>
          <table:table-cell table:style-name="ce29" office:value-type="string" calcext:value-type="string">
            <text:p>Ribosome</text:p>
          </table:table-cell>
          <table:table-cell table:style-name="ce29" table:number-columns-repeated="7"/>
          <table:table-cell table:number-columns-repeated="48"/>
        </table:table-row>
        <table:table-row table:style-name="ro1">
          <table:table-cell table:style-name="ce29" office:value-type="string" calcext:value-type="string">
            <text:p>kcat_f</text:p>
          </table:table-cell>
          <table:table-cell table:style-name="ce29" office:value-type="float" office:value="51.544473190226" calcext:value-type="float">
            <text:p>51.544473190226</text:p>
          </table:table-cell>
          <table:table-cell table:style-name="ce29" office:value-type="float" office:value="3.69205776839722" calcext:value-type="float">
            <text:p>3.69205776839722</text:p>
          </table:table-cell>
          <table:table-cell table:style-name="ce36" office:value-type="float" office:value="37.9659872964601" calcext:value-type="float">
            <text:p>37.9659872964601</text:p>
          </table:table-cell>
          <table:table-cell table:style-name="ce36" office:value-type="float" office:value="1404.89106667044" calcext:value-type="float">
            <text:p>1404.89106667044</text:p>
          </table:table-cell>
          <table:table-cell table:style-name="ce36" office:value-type="float" office:value="4.9" calcext:value-type="float">
            <text:p>4.9</text:p>
          </table:table-cell>
          <table:table-cell table:number-columns-repeated="2" table:style-name="ce36" office:value-type="float" office:value="3.45" calcext:value-type="float">
            <text:p>3.45</text:p>
          </table:table-cell>
          <table:table-cell table:style-name="ce36" office:value-type="float" office:value="4.55" calcext:value-type="float">
            <text:p>4.55</text:p>
          </table:table-cell>
          <table:table-cell table:style-name="ce36" table:number-columns-repeated="6"/>
          <table:table-cell table:number-columns-repeated="49"/>
        </table:table-row>
        <table:table-row table:style-name="ro1">
          <table:table-cell office:value-type="string" calcext:value-type="string">
            <text:p>kcat_b</text:p>
          </table:table-cell>
          <table:table-cell table:style-name="Default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2.44" calcext:value-type="float">
            <text:p>702.44</text:p>
          </table:table-cell>
          <table:table-cell table:style-name="Default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ce36" table:number-columns-repeated="3"/>
          <table:table-cell table:number-columns-repeated="51"/>
        </table:table-row>
        <table:table-row table:style-name="ro1">
          <table:table-cell/>
          <table:table-cell table:style-name="Default"/>
          <table:table-cell table:style-name="ce29"/>
          <table:table-cell table:style-name="Default" table:number-columns-repeated="13"/>
          <table:table-cell table:number-columns-repeated="48"/>
        </table:table-row>
        <table:table-row table:style-name="ro1">
          <table:table-cell table:style-name="ce29" table:number-columns-repeated="8"/>
          <table:table-cell table:style-name="Default" table:number-columns-repeated="8"/>
          <table:table-cell table:number-columns-repeated="48"/>
        </table:table-row>
        <table:table-row table:style-name="ro1" table:number-rows-repeated="2">
          <table:table-cell table:style-name="ce29" table:number-columns-repeated="3"/>
          <table:table-cell table:style-name="ce36" table:number-columns-repeated="5"/>
          <table:table-cell table:number-columns-repeated="56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tions" table:style-name="ta6" table:print="false">
        <office:forms form:automatic-focus="false" form:apply-design-mode="false"/>
        <table:table-column table:style-name="co16" table:number-columns-repeated="5" table:default-cell-style-name="ce31"/>
        <table:table-column table:style-name="co17" table:number-columns-repeated="59" table:default-cell-style-name="Excel_20_Built-in_20_Normal"/>
        <table:table-column table:style-name="co17" table:number-columns-repeated="137" table:default-cell-style-name="Default"/>
        <table:table-row table:style-name="ro2"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8" calcext:value-type="float">
            <text:p>108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9" calcext:value-type="float">
            <text:p>139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159" calcext:value-type="float">
            <text:p>15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6" calcext:value-type="float">
            <text:p>166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8" calcext:value-type="float">
            <text:p>178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83" calcext:value-type="float">
            <text:p>183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5" calcext:value-type="float">
            <text:p>195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200" calcext:value-type="float">
            <text:p>200</text:p>
          </table:table-cell>
        </table:table-row>
        <table:table-row table:style-name="ro2">
          <table:table-cell table:style-name="ce29" office:value-type="string" calcext:value-type="string">
            <text:p>rho</text:p>
          </table:table-cell>
          <table:table-cell table:style-name="ce29" office:value-type="float" office:value="385.67" calcext:value-type="float">
            <text:p>385.67</text:p>
          </table:table-cell>
          <table:table-cell table:style-name="ce29" table:formula="of:=[.B2]" office:value-type="float" office:value="385.67" calcext:value-type="float">
            <text:p>385.67</text:p>
          </table:table-cell>
          <table:table-cell table:style-name="ce29" table:formula="of:=[.C2]" office:value-type="float" office:value="385.67" calcext:value-type="float">
            <text:p>385.67</text:p>
          </table:table-cell>
          <table:table-cell table:style-name="ce29" table:formula="of:=[.D2]" office:value-type="float" office:value="385.67" calcext:value-type="float">
            <text:p>385.67</text:p>
          </table:table-cell>
          <table:table-cell table:style-name="ce29" table:formula="of:=[.E2]" office:value-type="float" office:value="385.67" calcext:value-type="float">
            <text:p>385.67</text:p>
          </table:table-cell>
          <table:table-cell table:style-name="ce29" table:formula="of:=[.F2]" office:value-type="float" office:value="385.67" calcext:value-type="float">
            <text:p>385.67</text:p>
          </table:table-cell>
          <table:table-cell table:style-name="ce29" table:formula="of:=[.G2]" office:value-type="float" office:value="385.67" calcext:value-type="float">
            <text:p>385.67</text:p>
          </table:table-cell>
          <table:table-cell table:style-name="ce29" table:formula="of:=[.H2]" office:value-type="float" office:value="385.67" calcext:value-type="float">
            <text:p>385.67</text:p>
          </table:table-cell>
          <table:table-cell table:style-name="ce29" table:formula="of:=[.I2]" office:value-type="float" office:value="385.67" calcext:value-type="float">
            <text:p>385.67</text:p>
          </table:table-cell>
          <table:table-cell table:style-name="ce29" table:formula="of:=[.J2]" office:value-type="float" office:value="385.67" calcext:value-type="float">
            <text:p>385.67</text:p>
          </table:table-cell>
          <table:table-cell table:style-name="ce29" table:formula="of:=[.K2]" office:value-type="float" office:value="385.67" calcext:value-type="float">
            <text:p>385.67</text:p>
          </table:table-cell>
          <table:table-cell table:style-name="ce29" table:formula="of:=[.L2]" office:value-type="float" office:value="385.67" calcext:value-type="float">
            <text:p>385.67</text:p>
          </table:table-cell>
          <table:table-cell table:style-name="ce29" table:formula="of:=[.M2]" office:value-type="float" office:value="385.67" calcext:value-type="float">
            <text:p>385.67</text:p>
          </table:table-cell>
          <table:table-cell table:style-name="ce29" table:formula="of:=[.N2]" office:value-type="float" office:value="385.67" calcext:value-type="float">
            <text:p>385.67</text:p>
          </table:table-cell>
          <table:table-cell table:style-name="ce29" table:formula="of:=[.O2]" office:value-type="float" office:value="385.67" calcext:value-type="float">
            <text:p>385.67</text:p>
          </table:table-cell>
          <table:table-cell table:style-name="ce29" table:formula="of:=[.P2]" office:value-type="float" office:value="385.67" calcext:value-type="float">
            <text:p>385.67</text:p>
          </table:table-cell>
          <table:table-cell table:style-name="ce29" table:formula="of:=[.Q2]" office:value-type="float" office:value="385.67" calcext:value-type="float">
            <text:p>385.67</text:p>
          </table:table-cell>
          <table:table-cell table:style-name="ce29" table:formula="of:=[.R2]" office:value-type="float" office:value="385.67" calcext:value-type="float">
            <text:p>385.67</text:p>
          </table:table-cell>
          <table:table-cell table:style-name="ce29" table:formula="of:=[.S2]" office:value-type="float" office:value="385.67" calcext:value-type="float">
            <text:p>385.67</text:p>
          </table:table-cell>
          <table:table-cell table:style-name="ce29" table:formula="of:=[.T2]" office:value-type="float" office:value="385.67" calcext:value-type="float">
            <text:p>385.67</text:p>
          </table:table-cell>
          <table:table-cell table:style-name="ce29" table:formula="of:=[.U2]" office:value-type="float" office:value="385.67" calcext:value-type="float">
            <text:p>385.67</text:p>
          </table:table-cell>
          <table:table-cell table:style-name="ce29" table:formula="of:=[.V2]" office:value-type="float" office:value="385.67" calcext:value-type="float">
            <text:p>385.67</text:p>
          </table:table-cell>
          <table:table-cell table:style-name="ce29" table:formula="of:=[.W2]" office:value-type="float" office:value="385.67" calcext:value-type="float">
            <text:p>385.67</text:p>
          </table:table-cell>
          <table:table-cell table:style-name="ce29" table:formula="of:=[.X2]" office:value-type="float" office:value="385.67" calcext:value-type="float">
            <text:p>385.67</text:p>
          </table:table-cell>
          <table:table-cell table:style-name="ce29" table:formula="of:=[.Y2]" office:value-type="float" office:value="385.67" calcext:value-type="float">
            <text:p>385.67</text:p>
          </table:table-cell>
          <table:table-cell table:style-name="ce29" table:formula="of:=[.Z2]" office:value-type="float" office:value="385.67" calcext:value-type="float">
            <text:p>385.67</text:p>
          </table:table-cell>
          <table:table-cell table:style-name="ce29" table:formula="of:=[.AA2]" office:value-type="float" office:value="385.67" calcext:value-type="float">
            <text:p>385.67</text:p>
          </table:table-cell>
          <table:table-cell table:style-name="ce29" table:formula="of:=[.AB2]" office:value-type="float" office:value="385.67" calcext:value-type="float">
            <text:p>385.67</text:p>
          </table:table-cell>
          <table:table-cell table:style-name="ce29" table:formula="of:=[.AC2]" office:value-type="float" office:value="385.67" calcext:value-type="float">
            <text:p>385.67</text:p>
          </table:table-cell>
          <table:table-cell table:style-name="ce29" table:formula="of:=[.AD2]" office:value-type="float" office:value="385.67" calcext:value-type="float">
            <text:p>385.67</text:p>
          </table:table-cell>
          <table:table-cell table:style-name="ce29" table:formula="of:=[.AE2]" office:value-type="float" office:value="385.67" calcext:value-type="float">
            <text:p>385.67</text:p>
          </table:table-cell>
          <table:table-cell table:style-name="ce29" table:formula="of:=[.AF2]" office:value-type="float" office:value="385.67" calcext:value-type="float">
            <text:p>385.67</text:p>
          </table:table-cell>
          <table:table-cell table:style-name="ce29" table:formula="of:=[.AG2]" office:value-type="float" office:value="385.67" calcext:value-type="float">
            <text:p>385.67</text:p>
          </table:table-cell>
          <table:table-cell table:style-name="ce29" table:formula="of:=[.AH2]" office:value-type="float" office:value="385.67" calcext:value-type="float">
            <text:p>385.67</text:p>
          </table:table-cell>
          <table:table-cell table:style-name="ce29" table:formula="of:=[.AI2]" office:value-type="float" office:value="385.67" calcext:value-type="float">
            <text:p>385.67</text:p>
          </table:table-cell>
          <table:table-cell table:style-name="ce29" table:formula="of:=[.AJ2]" office:value-type="float" office:value="385.67" calcext:value-type="float">
            <text:p>385.67</text:p>
          </table:table-cell>
          <table:table-cell table:style-name="ce29" table:formula="of:=[.AK2]" office:value-type="float" office:value="385.67" calcext:value-type="float">
            <text:p>385.67</text:p>
          </table:table-cell>
          <table:table-cell table:style-name="ce29" table:formula="of:=[.AL2]" office:value-type="float" office:value="385.67" calcext:value-type="float">
            <text:p>385.67</text:p>
          </table:table-cell>
          <table:table-cell table:style-name="ce29" table:formula="of:=[.AM2]" office:value-type="float" office:value="385.67" calcext:value-type="float">
            <text:p>385.67</text:p>
          </table:table-cell>
          <table:table-cell table:style-name="ce29" table:formula="of:=[.AN2]" office:value-type="float" office:value="385.67" calcext:value-type="float">
            <text:p>385.67</text:p>
          </table:table-cell>
          <table:table-cell table:style-name="ce29" table:formula="of:=[.AO2]" office:value-type="float" office:value="385.67" calcext:value-type="float">
            <text:p>385.67</text:p>
          </table:table-cell>
          <table:table-cell table:style-name="ce29" table:formula="of:=[.AP2]" office:value-type="float" office:value="385.67" calcext:value-type="float">
            <text:p>385.67</text:p>
          </table:table-cell>
          <table:table-cell table:style-name="ce29" table:formula="of:=[.AQ2]" office:value-type="float" office:value="385.67" calcext:value-type="float">
            <text:p>385.67</text:p>
          </table:table-cell>
          <table:table-cell table:style-name="ce29" table:formula="of:=[.AR2]" office:value-type="float" office:value="385.67" calcext:value-type="float">
            <text:p>385.67</text:p>
          </table:table-cell>
          <table:table-cell table:style-name="ce29" table:formula="of:=[.AS2]" office:value-type="float" office:value="385.67" calcext:value-type="float">
            <text:p>385.67</text:p>
          </table:table-cell>
          <table:table-cell table:style-name="ce29" table:formula="of:=[.AT2]" office:value-type="float" office:value="385.67" calcext:value-type="float">
            <text:p>385.67</text:p>
          </table:table-cell>
          <table:table-cell table:style-name="ce29" table:formula="of:=[.AU2]" office:value-type="float" office:value="385.67" calcext:value-type="float">
            <text:p>385.67</text:p>
          </table:table-cell>
          <table:table-cell table:style-name="ce29" table:formula="of:=[.AV2]" office:value-type="float" office:value="385.67" calcext:value-type="float">
            <text:p>385.67</text:p>
          </table:table-cell>
          <table:table-cell table:style-name="ce29" table:formula="of:=[.AW2]" office:value-type="float" office:value="385.67" calcext:value-type="float">
            <text:p>385.67</text:p>
          </table:table-cell>
          <table:table-cell table:style-name="ce29" table:formula="of:=[.AX2]" office:value-type="float" office:value="385.67" calcext:value-type="float">
            <text:p>385.67</text:p>
          </table:table-cell>
          <table:table-cell table:style-name="ce29" table:formula="of:=[.AY2]" office:value-type="float" office:value="385.67" calcext:value-type="float">
            <text:p>385.67</text:p>
          </table:table-cell>
          <table:table-cell table:style-name="ce29" table:formula="of:=[.AZ2]" office:value-type="float" office:value="385.67" calcext:value-type="float">
            <text:p>385.67</text:p>
          </table:table-cell>
          <table:table-cell table:style-name="ce29" table:formula="of:=[.BA2]" office:value-type="float" office:value="385.67" calcext:value-type="float">
            <text:p>385.67</text:p>
          </table:table-cell>
          <table:table-cell table:style-name="ce29" table:formula="of:=[.BB2]" office:value-type="float" office:value="385.67" calcext:value-type="float">
            <text:p>385.67</text:p>
          </table:table-cell>
          <table:table-cell table:style-name="ce29" table:formula="of:=[.BC2]" office:value-type="float" office:value="385.67" calcext:value-type="float">
            <text:p>385.67</text:p>
          </table:table-cell>
          <table:table-cell table:style-name="ce29" table:formula="of:=[.BD2]" office:value-type="float" office:value="385.67" calcext:value-type="float">
            <text:p>385.67</text:p>
          </table:table-cell>
          <table:table-cell table:style-name="ce29" table:formula="of:=[.BE2]" office:value-type="float" office:value="385.67" calcext:value-type="float">
            <text:p>385.67</text:p>
          </table:table-cell>
          <table:table-cell table:style-name="ce29" table:formula="of:=[.BF2]" office:value-type="float" office:value="385.67" calcext:value-type="float">
            <text:p>385.67</text:p>
          </table:table-cell>
          <table:table-cell table:style-name="ce29" table:formula="of:=[.BG2]" office:value-type="float" office:value="385.67" calcext:value-type="float">
            <text:p>385.67</text:p>
          </table:table-cell>
          <table:table-cell table:style-name="ce29" table:formula="of:=[.BH2]" office:value-type="float" office:value="385.67" calcext:value-type="float">
            <text:p>385.67</text:p>
          </table:table-cell>
          <table:table-cell table:style-name="ce29" table:formula="of:=[.BI2]" office:value-type="float" office:value="385.67" calcext:value-type="float">
            <text:p>385.67</text:p>
          </table:table-cell>
          <table:table-cell table:style-name="ce29" table:formula="of:=[.BJ2]" office:value-type="float" office:value="385.67" calcext:value-type="float">
            <text:p>385.67</text:p>
          </table:table-cell>
          <table:table-cell table:style-name="ce29" table:formula="of:=[.BK2]" office:value-type="float" office:value="385.67" calcext:value-type="float">
            <text:p>385.67</text:p>
          </table:table-cell>
          <table:table-cell table:style-name="ce29" table:formula="of:=[.BL2]" office:value-type="float" office:value="385.67" calcext:value-type="float">
            <text:p>385.67</text:p>
          </table:table-cell>
          <table:table-cell table:style-name="ce29" table:formula="of:=[.BM2]" office:value-type="float" office:value="385.67" calcext:value-type="float">
            <text:p>385.67</text:p>
          </table:table-cell>
          <table:table-cell table:style-name="ce29" table:formula="of:=[.BN2]" office:value-type="float" office:value="385.67" calcext:value-type="float">
            <text:p>385.67</text:p>
          </table:table-cell>
          <table:table-cell table:style-name="ce29" table:formula="of:=[.BO2]" office:value-type="float" office:value="385.67" calcext:value-type="float">
            <text:p>385.67</text:p>
          </table:table-cell>
          <table:table-cell table:style-name="ce29" table:formula="of:=[.BP2]" office:value-type="float" office:value="385.67" calcext:value-type="float">
            <text:p>385.67</text:p>
          </table:table-cell>
          <table:table-cell table:style-name="ce29" table:formula="of:=[.BQ2]" office:value-type="float" office:value="385.67" calcext:value-type="float">
            <text:p>385.67</text:p>
          </table:table-cell>
          <table:table-cell table:style-name="ce29" table:formula="of:=[.BR2]" office:value-type="float" office:value="385.67" calcext:value-type="float">
            <text:p>385.67</text:p>
          </table:table-cell>
          <table:table-cell table:style-name="ce29" table:formula="of:=[.BS2]" office:value-type="float" office:value="385.67" calcext:value-type="float">
            <text:p>385.67</text:p>
          </table:table-cell>
          <table:table-cell table:style-name="ce29" table:formula="of:=[.BT2]" office:value-type="float" office:value="385.67" calcext:value-type="float">
            <text:p>385.67</text:p>
          </table:table-cell>
          <table:table-cell table:style-name="ce29" table:formula="of:=[.BU2]" office:value-type="float" office:value="385.67" calcext:value-type="float">
            <text:p>385.67</text:p>
          </table:table-cell>
          <table:table-cell table:style-name="ce29" table:formula="of:=[.BV2]" office:value-type="float" office:value="385.67" calcext:value-type="float">
            <text:p>385.67</text:p>
          </table:table-cell>
          <table:table-cell table:style-name="ce29" table:formula="of:=[.BW2]" office:value-type="float" office:value="385.67" calcext:value-type="float">
            <text:p>385.67</text:p>
          </table:table-cell>
          <table:table-cell table:style-name="ce29" table:formula="of:=[.BX2]" office:value-type="float" office:value="385.67" calcext:value-type="float">
            <text:p>385.67</text:p>
          </table:table-cell>
          <table:table-cell table:style-name="ce29" table:formula="of:=[.BY2]" office:value-type="float" office:value="385.67" calcext:value-type="float">
            <text:p>385.67</text:p>
          </table:table-cell>
          <table:table-cell table:style-name="ce29" table:formula="of:=[.BZ2]" office:value-type="float" office:value="385.67" calcext:value-type="float">
            <text:p>385.67</text:p>
          </table:table-cell>
          <table:table-cell table:style-name="ce29" table:formula="of:=[.CA2]" office:value-type="float" office:value="385.67" calcext:value-type="float">
            <text:p>385.67</text:p>
          </table:table-cell>
          <table:table-cell table:style-name="ce29" table:formula="of:=[.CB2]" office:value-type="float" office:value="385.67" calcext:value-type="float">
            <text:p>385.67</text:p>
          </table:table-cell>
          <table:table-cell table:style-name="ce29" table:formula="of:=[.CC2]" office:value-type="float" office:value="385.67" calcext:value-type="float">
            <text:p>385.67</text:p>
          </table:table-cell>
          <table:table-cell table:style-name="ce29" table:formula="of:=[.CD2]" office:value-type="float" office:value="385.67" calcext:value-type="float">
            <text:p>385.67</text:p>
          </table:table-cell>
          <table:table-cell table:style-name="ce29" table:formula="of:=[.CE2]" office:value-type="float" office:value="385.67" calcext:value-type="float">
            <text:p>385.67</text:p>
          </table:table-cell>
          <table:table-cell table:style-name="ce29" table:formula="of:=[.CF2]" office:value-type="float" office:value="385.67" calcext:value-type="float">
            <text:p>385.67</text:p>
          </table:table-cell>
          <table:table-cell table:style-name="ce29" table:formula="of:=[.CG2]" office:value-type="float" office:value="385.67" calcext:value-type="float">
            <text:p>385.67</text:p>
          </table:table-cell>
          <table:table-cell table:style-name="ce29" table:formula="of:=[.CH2]" office:value-type="float" office:value="385.67" calcext:value-type="float">
            <text:p>385.67</text:p>
          </table:table-cell>
          <table:table-cell table:style-name="ce29" table:formula="of:=[.CI2]" office:value-type="float" office:value="385.67" calcext:value-type="float">
            <text:p>385.67</text:p>
          </table:table-cell>
          <table:table-cell table:style-name="ce29" table:formula="of:=[.CJ2]" office:value-type="float" office:value="385.67" calcext:value-type="float">
            <text:p>385.67</text:p>
          </table:table-cell>
          <table:table-cell table:style-name="ce29" table:formula="of:=[.CK2]" office:value-type="float" office:value="385.67" calcext:value-type="float">
            <text:p>385.67</text:p>
          </table:table-cell>
          <table:table-cell table:style-name="ce29" table:formula="of:=[.CL2]" office:value-type="float" office:value="385.67" calcext:value-type="float">
            <text:p>385.67</text:p>
          </table:table-cell>
          <table:table-cell table:style-name="ce29" table:formula="of:=[.CM2]" office:value-type="float" office:value="385.67" calcext:value-type="float">
            <text:p>385.67</text:p>
          </table:table-cell>
          <table:table-cell table:style-name="ce29" table:formula="of:=[.CN2]" office:value-type="float" office:value="385.67" calcext:value-type="float">
            <text:p>385.67</text:p>
          </table:table-cell>
          <table:table-cell table:style-name="ce29" table:formula="of:=[.CO2]" office:value-type="float" office:value="385.67" calcext:value-type="float">
            <text:p>385.67</text:p>
          </table:table-cell>
          <table:table-cell table:style-name="ce29" table:formula="of:=[.CP2]" office:value-type="float" office:value="385.67" calcext:value-type="float">
            <text:p>385.67</text:p>
          </table:table-cell>
          <table:table-cell table:style-name="ce29" table:formula="of:=[.CQ2]" office:value-type="float" office:value="385.67" calcext:value-type="float">
            <text:p>385.67</text:p>
          </table:table-cell>
          <table:table-cell table:style-name="ce29" table:formula="of:=[.CR2]" office:value-type="float" office:value="385.67" calcext:value-type="float">
            <text:p>385.67</text:p>
          </table:table-cell>
          <table:table-cell table:style-name="ce29" table:formula="of:=[.CS2]" office:value-type="float" office:value="385.67" calcext:value-type="float">
            <text:p>385.67</text:p>
          </table:table-cell>
          <table:table-cell table:style-name="ce29" table:formula="of:=[.CT2]" office:value-type="float" office:value="385.67" calcext:value-type="float">
            <text:p>385.67</text:p>
          </table:table-cell>
          <table:table-cell table:style-name="ce29" table:formula="of:=[.CU2]" office:value-type="float" office:value="385.67" calcext:value-type="float">
            <text:p>385.67</text:p>
          </table:table-cell>
          <table:table-cell table:style-name="ce29" table:formula="of:=[.CV2]" office:value-type="float" office:value="385.67" calcext:value-type="float">
            <text:p>385.67</text:p>
          </table:table-cell>
          <table:table-cell table:style-name="ce29" table:formula="of:=[.CW2]" office:value-type="float" office:value="385.67" calcext:value-type="float">
            <text:p>385.67</text:p>
          </table:table-cell>
          <table:table-cell table:style-name="ce29" table:formula="of:=[.CX2]" office:value-type="float" office:value="385.67" calcext:value-type="float">
            <text:p>385.67</text:p>
          </table:table-cell>
          <table:table-cell table:style-name="ce29" table:formula="of:=[.CY2]" office:value-type="float" office:value="385.67" calcext:value-type="float">
            <text:p>385.67</text:p>
          </table:table-cell>
          <table:table-cell table:style-name="ce29" table:formula="of:=[.CZ2]" office:value-type="float" office:value="385.67" calcext:value-type="float">
            <text:p>385.67</text:p>
          </table:table-cell>
          <table:table-cell table:style-name="ce29" table:formula="of:=[.DA2]" office:value-type="float" office:value="385.67" calcext:value-type="float">
            <text:p>385.67</text:p>
          </table:table-cell>
          <table:table-cell table:style-name="ce29" table:formula="of:=[.DB2]" office:value-type="float" office:value="385.67" calcext:value-type="float">
            <text:p>385.67</text:p>
          </table:table-cell>
          <table:table-cell table:style-name="ce29" table:formula="of:=[.DC2]" office:value-type="float" office:value="385.67" calcext:value-type="float">
            <text:p>385.67</text:p>
          </table:table-cell>
          <table:table-cell table:style-name="ce29" table:formula="of:=[.DD2]" office:value-type="float" office:value="385.67" calcext:value-type="float">
            <text:p>385.67</text:p>
          </table:table-cell>
          <table:table-cell table:style-name="ce29" table:formula="of:=[.DE2]" office:value-type="float" office:value="385.67" calcext:value-type="float">
            <text:p>385.67</text:p>
          </table:table-cell>
          <table:table-cell table:style-name="ce29" table:formula="of:=[.DF2]" office:value-type="float" office:value="385.67" calcext:value-type="float">
            <text:p>385.67</text:p>
          </table:table-cell>
          <table:table-cell table:style-name="ce29" table:formula="of:=[.DG2]" office:value-type="float" office:value="385.67" calcext:value-type="float">
            <text:p>385.67</text:p>
          </table:table-cell>
          <table:table-cell table:style-name="ce29" table:formula="of:=[.DH2]" office:value-type="float" office:value="385.67" calcext:value-type="float">
            <text:p>385.67</text:p>
          </table:table-cell>
          <table:table-cell table:style-name="ce29" table:formula="of:=[.DI2]" office:value-type="float" office:value="385.67" calcext:value-type="float">
            <text:p>385.67</text:p>
          </table:table-cell>
          <table:table-cell table:style-name="ce29" table:formula="of:=[.DJ2]" office:value-type="float" office:value="385.67" calcext:value-type="float">
            <text:p>385.67</text:p>
          </table:table-cell>
          <table:table-cell table:style-name="ce29" table:formula="of:=[.DK2]" office:value-type="float" office:value="385.67" calcext:value-type="float">
            <text:p>385.67</text:p>
          </table:table-cell>
          <table:table-cell table:style-name="ce29" table:formula="of:=[.DL2]" office:value-type="float" office:value="385.67" calcext:value-type="float">
            <text:p>385.67</text:p>
          </table:table-cell>
          <table:table-cell table:style-name="ce29" table:formula="of:=[.DM2]" office:value-type="float" office:value="385.67" calcext:value-type="float">
            <text:p>385.67</text:p>
          </table:table-cell>
          <table:table-cell table:style-name="ce29" table:formula="of:=[.DN2]" office:value-type="float" office:value="385.67" calcext:value-type="float">
            <text:p>385.67</text:p>
          </table:table-cell>
          <table:table-cell table:style-name="ce29" table:formula="of:=[.DO2]" office:value-type="float" office:value="385.67" calcext:value-type="float">
            <text:p>385.67</text:p>
          </table:table-cell>
          <table:table-cell table:style-name="ce29" table:formula="of:=[.DP2]" office:value-type="float" office:value="385.67" calcext:value-type="float">
            <text:p>385.67</text:p>
          </table:table-cell>
          <table:table-cell table:style-name="ce29" table:formula="of:=[.DQ2]" office:value-type="float" office:value="385.67" calcext:value-type="float">
            <text:p>385.67</text:p>
          </table:table-cell>
          <table:table-cell table:style-name="ce29" table:formula="of:=[.DR2]" office:value-type="float" office:value="385.67" calcext:value-type="float">
            <text:p>385.67</text:p>
          </table:table-cell>
          <table:table-cell table:style-name="ce29" table:formula="of:=[.DS2]" office:value-type="float" office:value="385.67" calcext:value-type="float">
            <text:p>385.67</text:p>
          </table:table-cell>
          <table:table-cell table:style-name="ce29" table:formula="of:=[.DT2]" office:value-type="float" office:value="385.67" calcext:value-type="float">
            <text:p>385.67</text:p>
          </table:table-cell>
          <table:table-cell table:style-name="ce29" table:formula="of:=[.DU2]" office:value-type="float" office:value="385.67" calcext:value-type="float">
            <text:p>385.67</text:p>
          </table:table-cell>
          <table:table-cell table:style-name="ce29" table:formula="of:=[.DV2]" office:value-type="float" office:value="385.67" calcext:value-type="float">
            <text:p>385.67</text:p>
          </table:table-cell>
          <table:table-cell table:style-name="ce29" table:formula="of:=[.DW2]" office:value-type="float" office:value="385.67" calcext:value-type="float">
            <text:p>385.67</text:p>
          </table:table-cell>
          <table:table-cell table:style-name="ce29" table:formula="of:=[.DX2]" office:value-type="float" office:value="385.67" calcext:value-type="float">
            <text:p>385.67</text:p>
          </table:table-cell>
          <table:table-cell table:style-name="ce29" table:formula="of:=[.DY2]" office:value-type="float" office:value="385.67" calcext:value-type="float">
            <text:p>385.67</text:p>
          </table:table-cell>
          <table:table-cell table:style-name="ce29" table:formula="of:=[.DZ2]" office:value-type="float" office:value="385.67" calcext:value-type="float">
            <text:p>385.67</text:p>
          </table:table-cell>
          <table:table-cell table:style-name="ce29" table:formula="of:=[.EA2]" office:value-type="float" office:value="385.67" calcext:value-type="float">
            <text:p>385.67</text:p>
          </table:table-cell>
          <table:table-cell table:style-name="ce29" table:formula="of:=[.EB2]" office:value-type="float" office:value="385.67" calcext:value-type="float">
            <text:p>385.67</text:p>
          </table:table-cell>
          <table:table-cell table:style-name="ce29" table:formula="of:=[.EC2]" office:value-type="float" office:value="385.67" calcext:value-type="float">
            <text:p>385.67</text:p>
          </table:table-cell>
          <table:table-cell table:style-name="ce29" table:formula="of:=[.ED2]" office:value-type="float" office:value="385.67" calcext:value-type="float">
            <text:p>385.67</text:p>
          </table:table-cell>
          <table:table-cell table:style-name="ce29" table:formula="of:=[.EE2]" office:value-type="float" office:value="385.67" calcext:value-type="float">
            <text:p>385.67</text:p>
          </table:table-cell>
          <table:table-cell table:style-name="ce29" table:formula="of:=[.EF2]" office:value-type="float" office:value="385.67" calcext:value-type="float">
            <text:p>385.67</text:p>
          </table:table-cell>
          <table:table-cell table:style-name="ce29" table:formula="of:=[.EG2]" office:value-type="float" office:value="385.67" calcext:value-type="float">
            <text:p>385.67</text:p>
          </table:table-cell>
          <table:table-cell table:style-name="ce29" table:formula="of:=[.EH2]" office:value-type="float" office:value="385.67" calcext:value-type="float">
            <text:p>385.67</text:p>
          </table:table-cell>
          <table:table-cell table:style-name="ce29" table:formula="of:=[.EI2]" office:value-type="float" office:value="385.67" calcext:value-type="float">
            <text:p>385.67</text:p>
          </table:table-cell>
          <table:table-cell table:style-name="ce29" table:formula="of:=[.EJ2]" office:value-type="float" office:value="385.67" calcext:value-type="float">
            <text:p>385.67</text:p>
          </table:table-cell>
          <table:table-cell table:style-name="ce29" table:formula="of:=[.EK2]" office:value-type="float" office:value="385.67" calcext:value-type="float">
            <text:p>385.67</text:p>
          </table:table-cell>
          <table:table-cell table:style-name="ce29" table:formula="of:=[.EL2]" office:value-type="float" office:value="385.67" calcext:value-type="float">
            <text:p>385.67</text:p>
          </table:table-cell>
          <table:table-cell table:style-name="ce29" table:formula="of:=[.EM2]" office:value-type="float" office:value="385.67" calcext:value-type="float">
            <text:p>385.67</text:p>
          </table:table-cell>
          <table:table-cell table:style-name="ce29" table:formula="of:=[.EN2]" office:value-type="float" office:value="385.67" calcext:value-type="float">
            <text:p>385.67</text:p>
          </table:table-cell>
          <table:table-cell table:style-name="ce29" table:formula="of:=[.EO2]" office:value-type="float" office:value="385.67" calcext:value-type="float">
            <text:p>385.67</text:p>
          </table:table-cell>
          <table:table-cell table:style-name="ce29" table:formula="of:=[.EP2]" office:value-type="float" office:value="385.67" calcext:value-type="float">
            <text:p>385.67</text:p>
          </table:table-cell>
          <table:table-cell table:style-name="ce29" table:formula="of:=[.EQ2]" office:value-type="float" office:value="385.67" calcext:value-type="float">
            <text:p>385.67</text:p>
          </table:table-cell>
          <table:table-cell table:style-name="ce29" table:formula="of:=[.ER2]" office:value-type="float" office:value="385.67" calcext:value-type="float">
            <text:p>385.67</text:p>
          </table:table-cell>
          <table:table-cell table:style-name="ce29" table:formula="of:=[.ES2]" office:value-type="float" office:value="385.67" calcext:value-type="float">
            <text:p>385.67</text:p>
          </table:table-cell>
          <table:table-cell table:style-name="ce29" table:formula="of:=[.ET2]" office:value-type="float" office:value="385.67" calcext:value-type="float">
            <text:p>385.67</text:p>
          </table:table-cell>
          <table:table-cell table:style-name="ce29" table:formula="of:=[.EU2]" office:value-type="float" office:value="385.67" calcext:value-type="float">
            <text:p>385.67</text:p>
          </table:table-cell>
          <table:table-cell table:style-name="ce29" table:formula="of:=[.EV2]" office:value-type="float" office:value="385.67" calcext:value-type="float">
            <text:p>385.67</text:p>
          </table:table-cell>
          <table:table-cell table:style-name="ce29" table:formula="of:=[.EW2]" office:value-type="float" office:value="385.67" calcext:value-type="float">
            <text:p>385.67</text:p>
          </table:table-cell>
          <table:table-cell table:style-name="ce29" table:formula="of:=[.EX2]" office:value-type="float" office:value="385.67" calcext:value-type="float">
            <text:p>385.67</text:p>
          </table:table-cell>
          <table:table-cell table:style-name="ce29" table:formula="of:=[.EY2]" office:value-type="float" office:value="385.67" calcext:value-type="float">
            <text:p>385.67</text:p>
          </table:table-cell>
          <table:table-cell table:style-name="ce29" table:formula="of:=[.EZ2]" office:value-type="float" office:value="385.67" calcext:value-type="float">
            <text:p>385.67</text:p>
          </table:table-cell>
          <table:table-cell table:style-name="ce29" table:formula="of:=[.FA2]" office:value-type="float" office:value="385.67" calcext:value-type="float">
            <text:p>385.67</text:p>
          </table:table-cell>
          <table:table-cell table:style-name="ce29" table:formula="of:=[.FB2]" office:value-type="float" office:value="385.67" calcext:value-type="float">
            <text:p>385.67</text:p>
          </table:table-cell>
          <table:table-cell table:style-name="ce29" table:formula="of:=[.FC2]" office:value-type="float" office:value="385.67" calcext:value-type="float">
            <text:p>385.67</text:p>
          </table:table-cell>
          <table:table-cell table:style-name="ce29" table:formula="of:=[.FD2]" office:value-type="float" office:value="385.67" calcext:value-type="float">
            <text:p>385.67</text:p>
          </table:table-cell>
          <table:table-cell table:style-name="ce29" table:formula="of:=[.FE2]" office:value-type="float" office:value="385.67" calcext:value-type="float">
            <text:p>385.67</text:p>
          </table:table-cell>
          <table:table-cell table:style-name="ce29" table:formula="of:=[.FF2]" office:value-type="float" office:value="385.67" calcext:value-type="float">
            <text:p>385.67</text:p>
          </table:table-cell>
          <table:table-cell table:style-name="ce29" table:formula="of:=[.FG2]" office:value-type="float" office:value="385.67" calcext:value-type="float">
            <text:p>385.67</text:p>
          </table:table-cell>
          <table:table-cell table:style-name="ce29" table:formula="of:=[.FH2]" office:value-type="float" office:value="385.67" calcext:value-type="float">
            <text:p>385.67</text:p>
          </table:table-cell>
          <table:table-cell table:style-name="ce29" table:formula="of:=[.FI2]" office:value-type="float" office:value="385.67" calcext:value-type="float">
            <text:p>385.67</text:p>
          </table:table-cell>
          <table:table-cell table:style-name="ce29" table:formula="of:=[.FJ2]" office:value-type="float" office:value="385.67" calcext:value-type="float">
            <text:p>385.67</text:p>
          </table:table-cell>
          <table:table-cell table:style-name="ce29" table:formula="of:=[.FK2]" office:value-type="float" office:value="385.67" calcext:value-type="float">
            <text:p>385.67</text:p>
          </table:table-cell>
          <table:table-cell table:style-name="ce29" table:formula="of:=[.FL2]" office:value-type="float" office:value="385.67" calcext:value-type="float">
            <text:p>385.67</text:p>
          </table:table-cell>
          <table:table-cell table:style-name="ce29" table:formula="of:=[.FM2]" office:value-type="float" office:value="385.67" calcext:value-type="float">
            <text:p>385.67</text:p>
          </table:table-cell>
          <table:table-cell table:style-name="ce29" table:formula="of:=[.FN2]" office:value-type="float" office:value="385.67" calcext:value-type="float">
            <text:p>385.67</text:p>
          </table:table-cell>
          <table:table-cell table:style-name="ce29" table:formula="of:=[.FO2]" office:value-type="float" office:value="385.67" calcext:value-type="float">
            <text:p>385.67</text:p>
          </table:table-cell>
          <table:table-cell table:style-name="ce29" table:formula="of:=[.FP2]" office:value-type="float" office:value="385.67" calcext:value-type="float">
            <text:p>385.67</text:p>
          </table:table-cell>
          <table:table-cell table:style-name="ce29" table:formula="of:=[.FQ2]" office:value-type="float" office:value="385.67" calcext:value-type="float">
            <text:p>385.67</text:p>
          </table:table-cell>
          <table:table-cell table:style-name="ce29" table:formula="of:=[.FR2]" office:value-type="float" office:value="385.67" calcext:value-type="float">
            <text:p>385.67</text:p>
          </table:table-cell>
          <table:table-cell table:style-name="ce29" table:formula="of:=[.FS2]" office:value-type="float" office:value="385.67" calcext:value-type="float">
            <text:p>385.67</text:p>
          </table:table-cell>
          <table:table-cell table:style-name="ce29" table:formula="of:=[.FT2]" office:value-type="float" office:value="385.67" calcext:value-type="float">
            <text:p>385.67</text:p>
          </table:table-cell>
          <table:table-cell table:style-name="ce29" table:formula="of:=[.FU2]" office:value-type="float" office:value="385.67" calcext:value-type="float">
            <text:p>385.67</text:p>
          </table:table-cell>
          <table:table-cell table:style-name="ce29" table:formula="of:=[.FV2]" office:value-type="float" office:value="385.67" calcext:value-type="float">
            <text:p>385.67</text:p>
          </table:table-cell>
          <table:table-cell table:style-name="ce29" table:formula="of:=[.FW2]" office:value-type="float" office:value="385.67" calcext:value-type="float">
            <text:p>385.67</text:p>
          </table:table-cell>
          <table:table-cell table:style-name="ce29" table:formula="of:=[.FX2]" office:value-type="float" office:value="385.67" calcext:value-type="float">
            <text:p>385.67</text:p>
          </table:table-cell>
          <table:table-cell table:style-name="ce29" table:formula="of:=[.FY2]" office:value-type="float" office:value="385.67" calcext:value-type="float">
            <text:p>385.67</text:p>
          </table:table-cell>
          <table:table-cell table:style-name="ce29" table:formula="of:=[.FZ2]" office:value-type="float" office:value="385.67" calcext:value-type="float">
            <text:p>385.67</text:p>
          </table:table-cell>
          <table:table-cell table:style-name="ce29" table:formula="of:=[.GA2]" office:value-type="float" office:value="385.67" calcext:value-type="float">
            <text:p>385.67</text:p>
          </table:table-cell>
          <table:table-cell table:style-name="ce29" table:formula="of:=[.GB2]" office:value-type="float" office:value="385.67" calcext:value-type="float">
            <text:p>385.67</text:p>
          </table:table-cell>
          <table:table-cell table:style-name="ce29" table:formula="of:=[.GC2]" office:value-type="float" office:value="385.67" calcext:value-type="float">
            <text:p>385.67</text:p>
          </table:table-cell>
          <table:table-cell table:style-name="ce29" table:formula="of:=[.GD2]" office:value-type="float" office:value="385.67" calcext:value-type="float">
            <text:p>385.67</text:p>
          </table:table-cell>
          <table:table-cell table:style-name="ce29" table:formula="of:=[.GE2]" office:value-type="float" office:value="385.67" calcext:value-type="float">
            <text:p>385.67</text:p>
          </table:table-cell>
          <table:table-cell table:style-name="ce29" table:formula="of:=[.GF2]" office:value-type="float" office:value="385.67" calcext:value-type="float">
            <text:p>385.67</text:p>
          </table:table-cell>
          <table:table-cell table:style-name="ce29" table:formula="of:=[.GG2]" office:value-type="float" office:value="385.67" calcext:value-type="float">
            <text:p>385.67</text:p>
          </table:table-cell>
          <table:table-cell table:style-name="ce29" table:formula="of:=[.GH2]" office:value-type="float" office:value="385.67" calcext:value-type="float">
            <text:p>385.67</text:p>
          </table:table-cell>
          <table:table-cell table:style-name="ce29" table:formula="of:=[.GI2]" office:value-type="float" office:value="385.67" calcext:value-type="float">
            <text:p>385.67</text:p>
          </table:table-cell>
          <table:table-cell table:style-name="ce29" table:formula="of:=[.GJ2]" office:value-type="float" office:value="385.67" calcext:value-type="float">
            <text:p>385.67</text:p>
          </table:table-cell>
          <table:table-cell table:style-name="ce29" table:formula="of:=[.GK2]" office:value-type="float" office:value="385.67" calcext:value-type="float">
            <text:p>385.67</text:p>
          </table:table-cell>
          <table:table-cell table:style-name="ce29" table:formula="of:=[.GL2]" office:value-type="float" office:value="385.67" calcext:value-type="float">
            <text:p>385.67</text:p>
          </table:table-cell>
          <table:table-cell table:style-name="ce29" table:formula="of:=[.GM2]" office:value-type="float" office:value="385.67" calcext:value-type="float">
            <text:p>385.67</text:p>
          </table:table-cell>
          <table:table-cell table:style-name="ce29" table:formula="of:=[.GN2]" office:value-type="float" office:value="385.67" calcext:value-type="float">
            <text:p>385.67</text:p>
          </table:table-cell>
          <table:table-cell table:style-name="ce29" table:formula="of:=[.GO2]" office:value-type="float" office:value="385.67" calcext:value-type="float">
            <text:p>385.67</text:p>
          </table:table-cell>
          <table:table-cell table:style-name="ce29" table:formula="of:=[.GP2]" office:value-type="float" office:value="385.67" calcext:value-type="float">
            <text:p>385.67</text:p>
          </table:table-cell>
          <table:table-cell table:style-name="ce29" table:formula="of:=[.GQ2]" office:value-type="float" office:value="385.67" calcext:value-type="float">
            <text:p>385.67</text:p>
          </table:table-cell>
          <table:table-cell table:style-name="ce29" table:formula="of:=[.GR2]" office:value-type="float" office:value="385.67" calcext:value-type="float">
            <text:p>385.67</text:p>
          </table:table-cell>
        </table:table-row>
        <table:table-row table:style-name="ro2">
          <table:table-cell table:style-name="ce29" office:value-type="string" calcext:value-type="string">
            <text:p>x_C</text:p>
          </table:table-cell>
          <table:table-cell table:style-name="ce29" office:value-type="float" office:value="0.000525" calcext:value-type="float">
            <text:p>0.000525</text:p>
          </table:table-cell>
          <table:table-cell table:style-name="ce29" table:formula="of:=[.B3]" office:value-type="float" office:value="0.000525" calcext:value-type="float">
            <text:p>0.000525</text:p>
          </table:table-cell>
          <table:table-cell table:style-name="ce29" table:formula="of:=[.C3]" office:value-type="float" office:value="0.000525" calcext:value-type="float">
            <text:p>0.000525</text:p>
          </table:table-cell>
          <table:table-cell table:style-name="ce29" table:formula="of:=[.D3]" office:value-type="float" office:value="0.000525" calcext:value-type="float">
            <text:p>0.000525</text:p>
          </table:table-cell>
          <table:table-cell table:style-name="ce29" table:formula="of:=[.E3]" office:value-type="float" office:value="0.000525" calcext:value-type="float">
            <text:p>0.000525</text:p>
          </table:table-cell>
          <table:table-cell table:style-name="ce29" table:formula="of:=[.F3]" office:value-type="float" office:value="0.000525" calcext:value-type="float">
            <text:p>0.000525</text:p>
          </table:table-cell>
          <table:table-cell table:style-name="ce29" table:formula="of:=[.G3]" office:value-type="float" office:value="0.000525" calcext:value-type="float">
            <text:p>0.000525</text:p>
          </table:table-cell>
          <table:table-cell table:style-name="ce29" table:formula="of:=[.H3]" office:value-type="float" office:value="0.000525" calcext:value-type="float">
            <text:p>0.000525</text:p>
          </table:table-cell>
          <table:table-cell table:style-name="ce29" table:formula="of:=[.I3]" office:value-type="float" office:value="0.000525" calcext:value-type="float">
            <text:p>0.000525</text:p>
          </table:table-cell>
          <table:table-cell table:style-name="ce29" table:formula="of:=[.J3]" office:value-type="float" office:value="0.000525" calcext:value-type="float">
            <text:p>0.000525</text:p>
          </table:table-cell>
          <table:table-cell table:style-name="ce29" table:formula="of:=[.K3]" office:value-type="float" office:value="0.000525" calcext:value-type="float">
            <text:p>0.000525</text:p>
          </table:table-cell>
          <table:table-cell table:style-name="ce29" table:formula="of:=[.L3]" office:value-type="float" office:value="0.000525" calcext:value-type="float">
            <text:p>0.000525</text:p>
          </table:table-cell>
          <table:table-cell table:style-name="ce29" table:formula="of:=[.M3]" office:value-type="float" office:value="0.000525" calcext:value-type="float">
            <text:p>0.000525</text:p>
          </table:table-cell>
          <table:table-cell table:style-name="ce29" table:formula="of:=[.N3]" office:value-type="float" office:value="0.000525" calcext:value-type="float">
            <text:p>0.000525</text:p>
          </table:table-cell>
          <table:table-cell table:style-name="ce29" table:formula="of:=[.O3]" office:value-type="float" office:value="0.000525" calcext:value-type="float">
            <text:p>0.000525</text:p>
          </table:table-cell>
          <table:table-cell table:style-name="ce29" table:formula="of:=[.P3]" office:value-type="float" office:value="0.000525" calcext:value-type="float">
            <text:p>0.000525</text:p>
          </table:table-cell>
          <table:table-cell table:style-name="ce29" table:formula="of:=[.Q3]" office:value-type="float" office:value="0.000525" calcext:value-type="float">
            <text:p>0.000525</text:p>
          </table:table-cell>
          <table:table-cell table:style-name="ce29" table:formula="of:=[.R3]" office:value-type="float" office:value="0.000525" calcext:value-type="float">
            <text:p>0.000525</text:p>
          </table:table-cell>
          <table:table-cell table:style-name="ce29" table:formula="of:=[.S3]" office:value-type="float" office:value="0.000525" calcext:value-type="float">
            <text:p>0.000525</text:p>
          </table:table-cell>
          <table:table-cell table:style-name="ce29" table:formula="of:=[.T3]" office:value-type="float" office:value="0.000525" calcext:value-type="float">
            <text:p>0.000525</text:p>
          </table:table-cell>
          <table:table-cell table:style-name="ce29" table:formula="of:=[.U3]" office:value-type="float" office:value="0.000525" calcext:value-type="float">
            <text:p>0.000525</text:p>
          </table:table-cell>
          <table:table-cell table:style-name="ce29" table:formula="of:=[.V3]" office:value-type="float" office:value="0.000525" calcext:value-type="float">
            <text:p>0.000525</text:p>
          </table:table-cell>
          <table:table-cell table:style-name="ce29" table:formula="of:=[.W3]" office:value-type="float" office:value="0.000525" calcext:value-type="float">
            <text:p>0.000525</text:p>
          </table:table-cell>
          <table:table-cell table:style-name="ce29" table:formula="of:=[.X3]" office:value-type="float" office:value="0.000525" calcext:value-type="float">
            <text:p>0.000525</text:p>
          </table:table-cell>
          <table:table-cell table:style-name="ce29" table:formula="of:=[.Y3]" office:value-type="float" office:value="0.000525" calcext:value-type="float">
            <text:p>0.000525</text:p>
          </table:table-cell>
          <table:table-cell table:style-name="ce29" table:formula="of:=[.Z3]" office:value-type="float" office:value="0.000525" calcext:value-type="float">
            <text:p>0.000525</text:p>
          </table:table-cell>
          <table:table-cell table:style-name="ce29" table:formula="of:=[.AA3]" office:value-type="float" office:value="0.000525" calcext:value-type="float">
            <text:p>0.000525</text:p>
          </table:table-cell>
          <table:table-cell table:style-name="ce29" table:formula="of:=[.AB3]" office:value-type="float" office:value="0.000525" calcext:value-type="float">
            <text:p>0.000525</text:p>
          </table:table-cell>
          <table:table-cell table:style-name="ce29" table:formula="of:=[.AC3]" office:value-type="float" office:value="0.000525" calcext:value-type="float">
            <text:p>0.000525</text:p>
          </table:table-cell>
          <table:table-cell table:style-name="ce29" table:formula="of:=[.AD3]" office:value-type="float" office:value="0.000525" calcext:value-type="float">
            <text:p>0.000525</text:p>
          </table:table-cell>
          <table:table-cell table:style-name="ce29" table:formula="of:=[.AE3]" office:value-type="float" office:value="0.000525" calcext:value-type="float">
            <text:p>0.000525</text:p>
          </table:table-cell>
          <table:table-cell table:style-name="ce29" table:formula="of:=[.AF3]" office:value-type="float" office:value="0.000525" calcext:value-type="float">
            <text:p>0.000525</text:p>
          </table:table-cell>
          <table:table-cell table:style-name="ce29" table:formula="of:=[.AG3]" office:value-type="float" office:value="0.000525" calcext:value-type="float">
            <text:p>0.000525</text:p>
          </table:table-cell>
          <table:table-cell table:style-name="ce29" table:formula="of:=[.AH3]" office:value-type="float" office:value="0.000525" calcext:value-type="float">
            <text:p>0.000525</text:p>
          </table:table-cell>
          <table:table-cell table:style-name="ce29" table:formula="of:=[.AI3]" office:value-type="float" office:value="0.000525" calcext:value-type="float">
            <text:p>0.000525</text:p>
          </table:table-cell>
          <table:table-cell table:style-name="ce29" table:formula="of:=[.AJ3]" office:value-type="float" office:value="0.000525" calcext:value-type="float">
            <text:p>0.000525</text:p>
          </table:table-cell>
          <table:table-cell table:style-name="ce29" table:formula="of:=[.AK3]" office:value-type="float" office:value="0.000525" calcext:value-type="float">
            <text:p>0.000525</text:p>
          </table:table-cell>
          <table:table-cell table:style-name="ce29" table:formula="of:=[.AL3]" office:value-type="float" office:value="0.000525" calcext:value-type="float">
            <text:p>0.000525</text:p>
          </table:table-cell>
          <table:table-cell table:style-name="ce29" table:formula="of:=[.AM3]" office:value-type="float" office:value="0.000525" calcext:value-type="float">
            <text:p>0.000525</text:p>
          </table:table-cell>
          <table:table-cell table:style-name="ce29" table:formula="of:=[.AN3]" office:value-type="float" office:value="0.000525" calcext:value-type="float">
            <text:p>0.000525</text:p>
          </table:table-cell>
          <table:table-cell table:style-name="ce29" table:formula="of:=[.AO3]" office:value-type="float" office:value="0.000525" calcext:value-type="float">
            <text:p>0.000525</text:p>
          </table:table-cell>
          <table:table-cell table:style-name="ce29" table:formula="of:=[.AP3]" office:value-type="float" office:value="0.000525" calcext:value-type="float">
            <text:p>0.000525</text:p>
          </table:table-cell>
          <table:table-cell table:style-name="ce29" table:formula="of:=[.AQ3]" office:value-type="float" office:value="0.000525" calcext:value-type="float">
            <text:p>0.000525</text:p>
          </table:table-cell>
          <table:table-cell table:style-name="ce29" table:formula="of:=[.AR3]" office:value-type="float" office:value="0.000525" calcext:value-type="float">
            <text:p>0.000525</text:p>
          </table:table-cell>
          <table:table-cell table:style-name="ce29" table:formula="of:=[.AS3]" office:value-type="float" office:value="0.000525" calcext:value-type="float">
            <text:p>0.000525</text:p>
          </table:table-cell>
          <table:table-cell table:style-name="ce29" table:formula="of:=[.AT3]" office:value-type="float" office:value="0.000525" calcext:value-type="float">
            <text:p>0.000525</text:p>
          </table:table-cell>
          <table:table-cell table:style-name="ce29" table:formula="of:=[.AU3]" office:value-type="float" office:value="0.000525" calcext:value-type="float">
            <text:p>0.000525</text:p>
          </table:table-cell>
          <table:table-cell table:style-name="ce29" table:formula="of:=[.AV3]" office:value-type="float" office:value="0.000525" calcext:value-type="float">
            <text:p>0.000525</text:p>
          </table:table-cell>
          <table:table-cell table:style-name="ce29" table:formula="of:=[.AW3]" office:value-type="float" office:value="0.000525" calcext:value-type="float">
            <text:p>0.000525</text:p>
          </table:table-cell>
          <table:table-cell table:style-name="ce29" table:formula="of:=[.AX3]" office:value-type="float" office:value="0.000525" calcext:value-type="float">
            <text:p>0.000525</text:p>
          </table:table-cell>
          <table:table-cell table:style-name="ce29" table:formula="of:=[.AY3]" office:value-type="float" office:value="0.000525" calcext:value-type="float">
            <text:p>0.000525</text:p>
          </table:table-cell>
          <table:table-cell table:style-name="ce29" table:formula="of:=[.AZ3]" office:value-type="float" office:value="0.000525" calcext:value-type="float">
            <text:p>0.000525</text:p>
          </table:table-cell>
          <table:table-cell table:style-name="ce29" table:formula="of:=[.BA3]" office:value-type="float" office:value="0.000525" calcext:value-type="float">
            <text:p>0.000525</text:p>
          </table:table-cell>
          <table:table-cell table:style-name="ce29" table:formula="of:=[.BB3]" office:value-type="float" office:value="0.000525" calcext:value-type="float">
            <text:p>0.000525</text:p>
          </table:table-cell>
          <table:table-cell table:style-name="ce29" table:formula="of:=[.BC3]" office:value-type="float" office:value="0.000525" calcext:value-type="float">
            <text:p>0.000525</text:p>
          </table:table-cell>
          <table:table-cell table:style-name="ce29" table:formula="of:=[.BD3]" office:value-type="float" office:value="0.000525" calcext:value-type="float">
            <text:p>0.000525</text:p>
          </table:table-cell>
          <table:table-cell table:style-name="ce29" table:formula="of:=[.BE3]" office:value-type="float" office:value="0.000525" calcext:value-type="float">
            <text:p>0.000525</text:p>
          </table:table-cell>
          <table:table-cell table:style-name="ce29" table:formula="of:=[.BF3]" office:value-type="float" office:value="0.000525" calcext:value-type="float">
            <text:p>0.000525</text:p>
          </table:table-cell>
          <table:table-cell table:style-name="ce29" table:formula="of:=[.BG3]" office:value-type="float" office:value="0.000525" calcext:value-type="float">
            <text:p>0.000525</text:p>
          </table:table-cell>
          <table:table-cell table:style-name="ce29" table:formula="of:=[.BH3]" office:value-type="float" office:value="0.000525" calcext:value-type="float">
            <text:p>0.000525</text:p>
          </table:table-cell>
          <table:table-cell table:style-name="ce29" table:formula="of:=[.BI3]" office:value-type="float" office:value="0.000525" calcext:value-type="float">
            <text:p>0.000525</text:p>
          </table:table-cell>
          <table:table-cell table:style-name="ce29" table:formula="of:=[.BJ3]" office:value-type="float" office:value="0.000525" calcext:value-type="float">
            <text:p>0.000525</text:p>
          </table:table-cell>
          <table:table-cell table:style-name="ce29" table:formula="of:=[.BK3]" office:value-type="float" office:value="0.000525" calcext:value-type="float">
            <text:p>0.000525</text:p>
          </table:table-cell>
          <table:table-cell table:style-name="ce29" table:formula="of:=[.BL3]" office:value-type="float" office:value="0.000525" calcext:value-type="float">
            <text:p>0.000525</text:p>
          </table:table-cell>
          <table:table-cell table:style-name="ce29" table:formula="of:=[.BM3]" office:value-type="float" office:value="0.000525" calcext:value-type="float">
            <text:p>0.000525</text:p>
          </table:table-cell>
          <table:table-cell table:style-name="ce29" table:formula="of:=[.BN3]" office:value-type="float" office:value="0.000525" calcext:value-type="float">
            <text:p>0.000525</text:p>
          </table:table-cell>
          <table:table-cell table:style-name="ce29" table:formula="of:=[.BO3]" office:value-type="float" office:value="0.000525" calcext:value-type="float">
            <text:p>0.000525</text:p>
          </table:table-cell>
          <table:table-cell table:style-name="ce29" table:formula="of:=[.BP3]" office:value-type="float" office:value="0.000525" calcext:value-type="float">
            <text:p>0.000525</text:p>
          </table:table-cell>
          <table:table-cell table:style-name="ce29" table:formula="of:=[.BQ3]" office:value-type="float" office:value="0.000525" calcext:value-type="float">
            <text:p>0.000525</text:p>
          </table:table-cell>
          <table:table-cell table:style-name="ce29" table:formula="of:=[.BR3]" office:value-type="float" office:value="0.000525" calcext:value-type="float">
            <text:p>0.000525</text:p>
          </table:table-cell>
          <table:table-cell table:style-name="ce29" table:formula="of:=[.BS3]" office:value-type="float" office:value="0.000525" calcext:value-type="float">
            <text:p>0.000525</text:p>
          </table:table-cell>
          <table:table-cell table:style-name="ce29" table:formula="of:=[.BT3]" office:value-type="float" office:value="0.000525" calcext:value-type="float">
            <text:p>0.000525</text:p>
          </table:table-cell>
          <table:table-cell table:style-name="ce29" table:formula="of:=[.BU3]" office:value-type="float" office:value="0.000525" calcext:value-type="float">
            <text:p>0.000525</text:p>
          </table:table-cell>
          <table:table-cell table:style-name="ce29" table:formula="of:=[.BV3]" office:value-type="float" office:value="0.000525" calcext:value-type="float">
            <text:p>0.000525</text:p>
          </table:table-cell>
          <table:table-cell table:style-name="ce29" table:formula="of:=[.BW3]" office:value-type="float" office:value="0.000525" calcext:value-type="float">
            <text:p>0.000525</text:p>
          </table:table-cell>
          <table:table-cell table:style-name="ce29" table:formula="of:=[.BX3]" office:value-type="float" office:value="0.000525" calcext:value-type="float">
            <text:p>0.000525</text:p>
          </table:table-cell>
          <table:table-cell table:style-name="ce29" table:formula="of:=[.BY3]" office:value-type="float" office:value="0.000525" calcext:value-type="float">
            <text:p>0.000525</text:p>
          </table:table-cell>
          <table:table-cell table:style-name="ce29" table:formula="of:=[.BZ3]" office:value-type="float" office:value="0.000525" calcext:value-type="float">
            <text:p>0.000525</text:p>
          </table:table-cell>
          <table:table-cell table:style-name="ce29" table:formula="of:=[.CA3]" office:value-type="float" office:value="0.000525" calcext:value-type="float">
            <text:p>0.000525</text:p>
          </table:table-cell>
          <table:table-cell table:style-name="ce29" table:formula="of:=[.CB3]" office:value-type="float" office:value="0.000525" calcext:value-type="float">
            <text:p>0.000525</text:p>
          </table:table-cell>
          <table:table-cell table:style-name="ce29" table:formula="of:=[.CC3]" office:value-type="float" office:value="0.000525" calcext:value-type="float">
            <text:p>0.000525</text:p>
          </table:table-cell>
          <table:table-cell table:style-name="ce29" table:formula="of:=[.CD3]" office:value-type="float" office:value="0.000525" calcext:value-type="float">
            <text:p>0.000525</text:p>
          </table:table-cell>
          <table:table-cell table:style-name="ce29" table:formula="of:=[.CE3]" office:value-type="float" office:value="0.000525" calcext:value-type="float">
            <text:p>0.000525</text:p>
          </table:table-cell>
          <table:table-cell table:style-name="ce29" table:formula="of:=[.CF3]" office:value-type="float" office:value="0.000525" calcext:value-type="float">
            <text:p>0.000525</text:p>
          </table:table-cell>
          <table:table-cell table:style-name="ce29" table:formula="of:=[.CG3]" office:value-type="float" office:value="0.000525" calcext:value-type="float">
            <text:p>0.000525</text:p>
          </table:table-cell>
          <table:table-cell table:style-name="ce29" table:formula="of:=[.CH3]" office:value-type="float" office:value="0.000525" calcext:value-type="float">
            <text:p>0.000525</text:p>
          </table:table-cell>
          <table:table-cell table:style-name="ce29" table:formula="of:=[.CI3]" office:value-type="float" office:value="0.000525" calcext:value-type="float">
            <text:p>0.000525</text:p>
          </table:table-cell>
          <table:table-cell table:style-name="ce29" table:formula="of:=[.CJ3]" office:value-type="float" office:value="0.000525" calcext:value-type="float">
            <text:p>0.000525</text:p>
          </table:table-cell>
          <table:table-cell table:style-name="ce29" table:formula="of:=[.CK3]" office:value-type="float" office:value="0.000525" calcext:value-type="float">
            <text:p>0.000525</text:p>
          </table:table-cell>
          <table:table-cell table:style-name="ce29" table:formula="of:=[.CL3]" office:value-type="float" office:value="0.000525" calcext:value-type="float">
            <text:p>0.000525</text:p>
          </table:table-cell>
          <table:table-cell table:style-name="ce29" table:formula="of:=[.CM3]" office:value-type="float" office:value="0.000525" calcext:value-type="float">
            <text:p>0.000525</text:p>
          </table:table-cell>
          <table:table-cell table:style-name="ce29" table:formula="of:=[.CN3]" office:value-type="float" office:value="0.000525" calcext:value-type="float">
            <text:p>0.000525</text:p>
          </table:table-cell>
          <table:table-cell table:style-name="ce29" table:formula="of:=[.CO3]" office:value-type="float" office:value="0.000525" calcext:value-type="float">
            <text:p>0.000525</text:p>
          </table:table-cell>
          <table:table-cell table:style-name="ce29" table:formula="of:=[.CP3]" office:value-type="float" office:value="0.000525" calcext:value-type="float">
            <text:p>0.000525</text:p>
          </table:table-cell>
          <table:table-cell table:style-name="ce29" table:formula="of:=[.CQ3]" office:value-type="float" office:value="0.000525" calcext:value-type="float">
            <text:p>0.000525</text:p>
          </table:table-cell>
          <table:table-cell table:style-name="ce29" table:formula="of:=[.CR3]" office:value-type="float" office:value="0.000525" calcext:value-type="float">
            <text:p>0.000525</text:p>
          </table:table-cell>
          <table:table-cell table:style-name="ce29" table:formula="of:=[.CS3]" office:value-type="float" office:value="0.000525" calcext:value-type="float">
            <text:p>0.000525</text:p>
          </table:table-cell>
          <table:table-cell table:style-name="ce29" table:formula="of:=[.CT3]" office:value-type="float" office:value="0.000525" calcext:value-type="float">
            <text:p>0.000525</text:p>
          </table:table-cell>
          <table:table-cell table:style-name="ce29" table:formula="of:=[.CU3]" office:value-type="float" office:value="0.000525" calcext:value-type="float">
            <text:p>0.000525</text:p>
          </table:table-cell>
          <table:table-cell table:style-name="ce29" table:formula="of:=[.CV3]" office:value-type="float" office:value="0.000525" calcext:value-type="float">
            <text:p>0.000525</text:p>
          </table:table-cell>
          <table:table-cell table:style-name="ce29" table:formula="of:=[.CW3]" office:value-type="float" office:value="0.000525" calcext:value-type="float">
            <text:p>0.000525</text:p>
          </table:table-cell>
          <table:table-cell table:style-name="ce29" table:formula="of:=[.CX3]" office:value-type="float" office:value="0.000525" calcext:value-type="float">
            <text:p>0.000525</text:p>
          </table:table-cell>
          <table:table-cell table:style-name="ce29" table:formula="of:=[.CY3]" office:value-type="float" office:value="0.000525" calcext:value-type="float">
            <text:p>0.000525</text:p>
          </table:table-cell>
          <table:table-cell table:style-name="ce29" table:formula="of:=[.CZ3]" office:value-type="float" office:value="0.000525" calcext:value-type="float">
            <text:p>0.000525</text:p>
          </table:table-cell>
          <table:table-cell table:style-name="ce29" table:formula="of:=[.DA3]" office:value-type="float" office:value="0.000525" calcext:value-type="float">
            <text:p>0.000525</text:p>
          </table:table-cell>
          <table:table-cell table:style-name="ce29" table:formula="of:=[.DB3]" office:value-type="float" office:value="0.000525" calcext:value-type="float">
            <text:p>0.000525</text:p>
          </table:table-cell>
          <table:table-cell table:style-name="ce29" table:formula="of:=[.DC3]" office:value-type="float" office:value="0.000525" calcext:value-type="float">
            <text:p>0.000525</text:p>
          </table:table-cell>
          <table:table-cell table:style-name="ce29" table:formula="of:=[.DD3]" office:value-type="float" office:value="0.000525" calcext:value-type="float">
            <text:p>0.000525</text:p>
          </table:table-cell>
          <table:table-cell table:style-name="ce29" table:formula="of:=[.DE3]" office:value-type="float" office:value="0.000525" calcext:value-type="float">
            <text:p>0.000525</text:p>
          </table:table-cell>
          <table:table-cell table:style-name="ce29" table:formula="of:=[.DF3]" office:value-type="float" office:value="0.000525" calcext:value-type="float">
            <text:p>0.000525</text:p>
          </table:table-cell>
          <table:table-cell table:style-name="ce29" table:formula="of:=[.DG3]" office:value-type="float" office:value="0.000525" calcext:value-type="float">
            <text:p>0.000525</text:p>
          </table:table-cell>
          <table:table-cell table:style-name="ce29" table:formula="of:=[.DH3]" office:value-type="float" office:value="0.000525" calcext:value-type="float">
            <text:p>0.000525</text:p>
          </table:table-cell>
          <table:table-cell table:style-name="ce29" table:formula="of:=[.DI3]" office:value-type="float" office:value="0.000525" calcext:value-type="float">
            <text:p>0.000525</text:p>
          </table:table-cell>
          <table:table-cell table:style-name="ce29" table:formula="of:=[.DJ3]" office:value-type="float" office:value="0.000525" calcext:value-type="float">
            <text:p>0.000525</text:p>
          </table:table-cell>
          <table:table-cell table:style-name="ce29" table:formula="of:=[.DK3]" office:value-type="float" office:value="0.000525" calcext:value-type="float">
            <text:p>0.000525</text:p>
          </table:table-cell>
          <table:table-cell table:style-name="ce29" table:formula="of:=[.DL3]" office:value-type="float" office:value="0.000525" calcext:value-type="float">
            <text:p>0.000525</text:p>
          </table:table-cell>
          <table:table-cell table:style-name="ce29" table:formula="of:=[.DM3]" office:value-type="float" office:value="0.000525" calcext:value-type="float">
            <text:p>0.000525</text:p>
          </table:table-cell>
          <table:table-cell table:style-name="ce29" table:formula="of:=[.DN3]" office:value-type="float" office:value="0.000525" calcext:value-type="float">
            <text:p>0.000525</text:p>
          </table:table-cell>
          <table:table-cell table:style-name="ce29" table:formula="of:=[.DO3]" office:value-type="float" office:value="0.000525" calcext:value-type="float">
            <text:p>0.000525</text:p>
          </table:table-cell>
          <table:table-cell table:style-name="ce29" table:formula="of:=[.DP3]" office:value-type="float" office:value="0.000525" calcext:value-type="float">
            <text:p>0.000525</text:p>
          </table:table-cell>
          <table:table-cell table:style-name="ce29" table:formula="of:=[.DQ3]" office:value-type="float" office:value="0.000525" calcext:value-type="float">
            <text:p>0.000525</text:p>
          </table:table-cell>
          <table:table-cell table:style-name="ce29" table:formula="of:=[.DR3]" office:value-type="float" office:value="0.000525" calcext:value-type="float">
            <text:p>0.000525</text:p>
          </table:table-cell>
          <table:table-cell table:style-name="ce29" table:formula="of:=[.DS3]" office:value-type="float" office:value="0.000525" calcext:value-type="float">
            <text:p>0.000525</text:p>
          </table:table-cell>
          <table:table-cell table:style-name="ce29" table:formula="of:=[.DT3]" office:value-type="float" office:value="0.000525" calcext:value-type="float">
            <text:p>0.000525</text:p>
          </table:table-cell>
          <table:table-cell table:style-name="ce29" table:formula="of:=[.DU3]" office:value-type="float" office:value="0.000525" calcext:value-type="float">
            <text:p>0.000525</text:p>
          </table:table-cell>
          <table:table-cell table:style-name="ce29" table:formula="of:=[.DV3]" office:value-type="float" office:value="0.000525" calcext:value-type="float">
            <text:p>0.000525</text:p>
          </table:table-cell>
          <table:table-cell table:style-name="ce29" table:formula="of:=[.DW3]" office:value-type="float" office:value="0.000525" calcext:value-type="float">
            <text:p>0.000525</text:p>
          </table:table-cell>
          <table:table-cell table:style-name="ce29" table:formula="of:=[.DX3]" office:value-type="float" office:value="0.000525" calcext:value-type="float">
            <text:p>0.000525</text:p>
          </table:table-cell>
          <table:table-cell table:style-name="ce29" table:formula="of:=[.DY3]" office:value-type="float" office:value="0.000525" calcext:value-type="float">
            <text:p>0.000525</text:p>
          </table:table-cell>
          <table:table-cell table:style-name="ce29" table:formula="of:=[.DZ3]" office:value-type="float" office:value="0.000525" calcext:value-type="float">
            <text:p>0.000525</text:p>
          </table:table-cell>
          <table:table-cell table:style-name="ce29" table:formula="of:=[.EA3]" office:value-type="float" office:value="0.000525" calcext:value-type="float">
            <text:p>0.000525</text:p>
          </table:table-cell>
          <table:table-cell table:style-name="ce29" table:formula="of:=[.EB3]" office:value-type="float" office:value="0.000525" calcext:value-type="float">
            <text:p>0.000525</text:p>
          </table:table-cell>
          <table:table-cell table:style-name="ce29" table:formula="of:=[.EC3]" office:value-type="float" office:value="0.000525" calcext:value-type="float">
            <text:p>0.000525</text:p>
          </table:table-cell>
          <table:table-cell table:style-name="ce29" table:formula="of:=[.ED3]" office:value-type="float" office:value="0.000525" calcext:value-type="float">
            <text:p>0.000525</text:p>
          </table:table-cell>
          <table:table-cell table:style-name="ce29" table:formula="of:=[.EE3]" office:value-type="float" office:value="0.000525" calcext:value-type="float">
            <text:p>0.000525</text:p>
          </table:table-cell>
          <table:table-cell table:style-name="ce29" table:formula="of:=[.EF3]" office:value-type="float" office:value="0.000525" calcext:value-type="float">
            <text:p>0.000525</text:p>
          </table:table-cell>
          <table:table-cell table:style-name="ce29" table:formula="of:=[.EG3]" office:value-type="float" office:value="0.000525" calcext:value-type="float">
            <text:p>0.000525</text:p>
          </table:table-cell>
          <table:table-cell table:style-name="ce29" table:formula="of:=[.EH3]" office:value-type="float" office:value="0.000525" calcext:value-type="float">
            <text:p>0.000525</text:p>
          </table:table-cell>
          <table:table-cell table:style-name="ce29" table:formula="of:=[.EI3]" office:value-type="float" office:value="0.000525" calcext:value-type="float">
            <text:p>0.000525</text:p>
          </table:table-cell>
          <table:table-cell table:style-name="ce29" table:formula="of:=[.EJ3]" office:value-type="float" office:value="0.000525" calcext:value-type="float">
            <text:p>0.000525</text:p>
          </table:table-cell>
          <table:table-cell table:style-name="ce29" table:formula="of:=[.EK3]" office:value-type="float" office:value="0.000525" calcext:value-type="float">
            <text:p>0.000525</text:p>
          </table:table-cell>
          <table:table-cell table:style-name="ce29" table:formula="of:=[.EL3]" office:value-type="float" office:value="0.000525" calcext:value-type="float">
            <text:p>0.000525</text:p>
          </table:table-cell>
          <table:table-cell table:style-name="ce29" table:formula="of:=[.EM3]" office:value-type="float" office:value="0.000525" calcext:value-type="float">
            <text:p>0.000525</text:p>
          </table:table-cell>
          <table:table-cell table:style-name="ce29" table:formula="of:=[.EN3]" office:value-type="float" office:value="0.000525" calcext:value-type="float">
            <text:p>0.000525</text:p>
          </table:table-cell>
          <table:table-cell table:style-name="ce29" table:formula="of:=[.EO3]" office:value-type="float" office:value="0.000525" calcext:value-type="float">
            <text:p>0.000525</text:p>
          </table:table-cell>
          <table:table-cell table:style-name="ce29" table:formula="of:=[.EP3]" office:value-type="float" office:value="0.000525" calcext:value-type="float">
            <text:p>0.000525</text:p>
          </table:table-cell>
          <table:table-cell table:style-name="ce29" table:formula="of:=[.EQ3]" office:value-type="float" office:value="0.000525" calcext:value-type="float">
            <text:p>0.000525</text:p>
          </table:table-cell>
          <table:table-cell table:style-name="ce29" table:formula="of:=[.ER3]" office:value-type="float" office:value="0.000525" calcext:value-type="float">
            <text:p>0.000525</text:p>
          </table:table-cell>
          <table:table-cell table:style-name="ce29" table:formula="of:=[.ES3]" office:value-type="float" office:value="0.000525" calcext:value-type="float">
            <text:p>0.000525</text:p>
          </table:table-cell>
          <table:table-cell table:style-name="ce29" table:formula="of:=[.ET3]" office:value-type="float" office:value="0.000525" calcext:value-type="float">
            <text:p>0.000525</text:p>
          </table:table-cell>
          <table:table-cell table:style-name="ce29" table:formula="of:=[.EU3]" office:value-type="float" office:value="0.000525" calcext:value-type="float">
            <text:p>0.000525</text:p>
          </table:table-cell>
          <table:table-cell table:style-name="ce29" table:formula="of:=[.EV3]" office:value-type="float" office:value="0.000525" calcext:value-type="float">
            <text:p>0.000525</text:p>
          </table:table-cell>
          <table:table-cell table:style-name="ce29" table:formula="of:=[.EW3]" office:value-type="float" office:value="0.000525" calcext:value-type="float">
            <text:p>0.000525</text:p>
          </table:table-cell>
          <table:table-cell table:style-name="ce29" table:formula="of:=[.EX3]" office:value-type="float" office:value="0.000525" calcext:value-type="float">
            <text:p>0.000525</text:p>
          </table:table-cell>
          <table:table-cell table:style-name="ce29" table:formula="of:=[.EY3]" office:value-type="float" office:value="0.000525" calcext:value-type="float">
            <text:p>0.000525</text:p>
          </table:table-cell>
          <table:table-cell table:style-name="ce29" table:formula="of:=[.EZ3]" office:value-type="float" office:value="0.000525" calcext:value-type="float">
            <text:p>0.000525</text:p>
          </table:table-cell>
          <table:table-cell table:style-name="ce29" table:formula="of:=[.FA3]" office:value-type="float" office:value="0.000525" calcext:value-type="float">
            <text:p>0.000525</text:p>
          </table:table-cell>
          <table:table-cell table:style-name="ce29" table:formula="of:=[.FB3]" office:value-type="float" office:value="0.000525" calcext:value-type="float">
            <text:p>0.000525</text:p>
          </table:table-cell>
          <table:table-cell table:style-name="ce29" table:formula="of:=[.FC3]" office:value-type="float" office:value="0.000525" calcext:value-type="float">
            <text:p>0.000525</text:p>
          </table:table-cell>
          <table:table-cell table:style-name="ce29" table:formula="of:=[.FD3]" office:value-type="float" office:value="0.000525" calcext:value-type="float">
            <text:p>0.000525</text:p>
          </table:table-cell>
          <table:table-cell table:style-name="ce29" table:formula="of:=[.FE3]" office:value-type="float" office:value="0.000525" calcext:value-type="float">
            <text:p>0.000525</text:p>
          </table:table-cell>
          <table:table-cell table:style-name="ce29" table:formula="of:=[.FF3]" office:value-type="float" office:value="0.000525" calcext:value-type="float">
            <text:p>0.000525</text:p>
          </table:table-cell>
          <table:table-cell table:style-name="ce29" table:formula="of:=[.FG3]" office:value-type="float" office:value="0.000525" calcext:value-type="float">
            <text:p>0.000525</text:p>
          </table:table-cell>
          <table:table-cell table:style-name="ce29" table:formula="of:=[.FH3]" office:value-type="float" office:value="0.000525" calcext:value-type="float">
            <text:p>0.000525</text:p>
          </table:table-cell>
          <table:table-cell table:style-name="ce29" table:formula="of:=[.FI3]" office:value-type="float" office:value="0.000525" calcext:value-type="float">
            <text:p>0.000525</text:p>
          </table:table-cell>
          <table:table-cell table:style-name="ce29" table:formula="of:=[.FJ3]" office:value-type="float" office:value="0.000525" calcext:value-type="float">
            <text:p>0.000525</text:p>
          </table:table-cell>
          <table:table-cell table:style-name="ce29" table:formula="of:=[.FK3]" office:value-type="float" office:value="0.000525" calcext:value-type="float">
            <text:p>0.000525</text:p>
          </table:table-cell>
          <table:table-cell table:style-name="ce29" table:formula="of:=[.FL3]" office:value-type="float" office:value="0.000525" calcext:value-type="float">
            <text:p>0.000525</text:p>
          </table:table-cell>
          <table:table-cell table:style-name="ce29" table:formula="of:=[.FM3]" office:value-type="float" office:value="0.000525" calcext:value-type="float">
            <text:p>0.000525</text:p>
          </table:table-cell>
          <table:table-cell table:style-name="ce29" table:formula="of:=[.FN3]" office:value-type="float" office:value="0.000525" calcext:value-type="float">
            <text:p>0.000525</text:p>
          </table:table-cell>
          <table:table-cell table:style-name="ce29" table:formula="of:=[.FO3]" office:value-type="float" office:value="0.000525" calcext:value-type="float">
            <text:p>0.000525</text:p>
          </table:table-cell>
          <table:table-cell table:style-name="ce29" table:formula="of:=[.FP3]" office:value-type="float" office:value="0.000525" calcext:value-type="float">
            <text:p>0.000525</text:p>
          </table:table-cell>
          <table:table-cell table:style-name="ce29" table:formula="of:=[.FQ3]" office:value-type="float" office:value="0.000525" calcext:value-type="float">
            <text:p>0.000525</text:p>
          </table:table-cell>
          <table:table-cell table:style-name="ce29" table:formula="of:=[.FR3]" office:value-type="float" office:value="0.000525" calcext:value-type="float">
            <text:p>0.000525</text:p>
          </table:table-cell>
          <table:table-cell table:style-name="ce29" table:formula="of:=[.FS3]" office:value-type="float" office:value="0.000525" calcext:value-type="float">
            <text:p>0.000525</text:p>
          </table:table-cell>
          <table:table-cell table:style-name="ce29" table:formula="of:=[.FT3]" office:value-type="float" office:value="0.000525" calcext:value-type="float">
            <text:p>0.000525</text:p>
          </table:table-cell>
          <table:table-cell table:style-name="ce29" table:formula="of:=[.FU3]" office:value-type="float" office:value="0.000525" calcext:value-type="float">
            <text:p>0.000525</text:p>
          </table:table-cell>
          <table:table-cell table:style-name="ce29" table:formula="of:=[.FV3]" office:value-type="float" office:value="0.000525" calcext:value-type="float">
            <text:p>0.000525</text:p>
          </table:table-cell>
          <table:table-cell table:style-name="ce29" table:formula="of:=[.FW3]" office:value-type="float" office:value="0.000525" calcext:value-type="float">
            <text:p>0.000525</text:p>
          </table:table-cell>
          <table:table-cell table:style-name="ce29" table:formula="of:=[.FX3]" office:value-type="float" office:value="0.000525" calcext:value-type="float">
            <text:p>0.000525</text:p>
          </table:table-cell>
          <table:table-cell table:style-name="ce29" table:formula="of:=[.FY3]" office:value-type="float" office:value="0.000525" calcext:value-type="float">
            <text:p>0.000525</text:p>
          </table:table-cell>
          <table:table-cell table:style-name="ce29" table:formula="of:=[.FZ3]" office:value-type="float" office:value="0.000525" calcext:value-type="float">
            <text:p>0.000525</text:p>
          </table:table-cell>
          <table:table-cell table:style-name="ce29" table:formula="of:=[.GA3]" office:value-type="float" office:value="0.000525" calcext:value-type="float">
            <text:p>0.000525</text:p>
          </table:table-cell>
          <table:table-cell table:style-name="ce29" table:formula="of:=[.GB3]" office:value-type="float" office:value="0.000525" calcext:value-type="float">
            <text:p>0.000525</text:p>
          </table:table-cell>
          <table:table-cell table:style-name="ce29" table:formula="of:=[.GC3]" office:value-type="float" office:value="0.000525" calcext:value-type="float">
            <text:p>0.000525</text:p>
          </table:table-cell>
          <table:table-cell table:style-name="ce29" table:formula="of:=[.GD3]" office:value-type="float" office:value="0.000525" calcext:value-type="float">
            <text:p>0.000525</text:p>
          </table:table-cell>
          <table:table-cell table:style-name="ce29" table:formula="of:=[.GE3]" office:value-type="float" office:value="0.000525" calcext:value-type="float">
            <text:p>0.000525</text:p>
          </table:table-cell>
          <table:table-cell table:style-name="ce29" table:formula="of:=[.GF3]" office:value-type="float" office:value="0.000525" calcext:value-type="float">
            <text:p>0.000525</text:p>
          </table:table-cell>
          <table:table-cell table:style-name="ce29" table:formula="of:=[.GG3]" office:value-type="float" office:value="0.000525" calcext:value-type="float">
            <text:p>0.000525</text:p>
          </table:table-cell>
          <table:table-cell table:style-name="ce29" table:formula="of:=[.GH3]" office:value-type="float" office:value="0.000525" calcext:value-type="float">
            <text:p>0.000525</text:p>
          </table:table-cell>
          <table:table-cell table:style-name="ce29" table:formula="of:=[.GI3]" office:value-type="float" office:value="0.000525" calcext:value-type="float">
            <text:p>0.000525</text:p>
          </table:table-cell>
          <table:table-cell table:style-name="ce29" table:formula="of:=[.GJ3]" office:value-type="float" office:value="0.000525" calcext:value-type="float">
            <text:p>0.000525</text:p>
          </table:table-cell>
          <table:table-cell table:style-name="ce29" table:formula="of:=[.GK3]" office:value-type="float" office:value="0.000525" calcext:value-type="float">
            <text:p>0.000525</text:p>
          </table:table-cell>
          <table:table-cell table:style-name="ce29" table:formula="of:=[.GL3]" office:value-type="float" office:value="0.000525" calcext:value-type="float">
            <text:p>0.000525</text:p>
          </table:table-cell>
          <table:table-cell table:style-name="ce29" table:formula="of:=[.GM3]" office:value-type="float" office:value="0.000525" calcext:value-type="float">
            <text:p>0.000525</text:p>
          </table:table-cell>
          <table:table-cell table:style-name="ce29" table:formula="of:=[.GN3]" office:value-type="float" office:value="0.000525" calcext:value-type="float">
            <text:p>0.000525</text:p>
          </table:table-cell>
          <table:table-cell table:style-name="ce29" table:formula="of:=[.GO3]" office:value-type="float" office:value="0.000525" calcext:value-type="float">
            <text:p>0.000525</text:p>
          </table:table-cell>
          <table:table-cell table:style-name="ce29" table:formula="of:=[.GP3]" office:value-type="float" office:value="0.000525" calcext:value-type="float">
            <text:p>0.000525</text:p>
          </table:table-cell>
          <table:table-cell table:style-name="ce29" table:formula="of:=[.GQ3]" office:value-type="float" office:value="0.000525" calcext:value-type="float">
            <text:p>0.000525</text:p>
          </table:table-cell>
          <table:table-cell table:style-name="ce29" table:formula="of:=[.GR3]" office:value-type="float" office:value="0.000525" calcext:value-type="float">
            <text:p>0.000525</text:p>
          </table:table-cell>
        </table:table-row>
        <table:table-row table:style-name="ro2">
          <table:table-cell table:style-name="ce29" office:value-type="string" calcext:value-type="string">
            <text:p>x_PSU</text:p>
          </table:table-cell>
          <table:table-cell table:style-name="ce29" office:value-type="float" office:value="1100" calcext:value-type="float">
            <text:p>1100</text:p>
          </table:table-cell>
          <table:table-cell table:style-name="ce29" table:formula="of:=[.B4]/1.04" office:value-type="float" office:value="1057.69230769231" calcext:value-type="float">
            <text:p>1057.69230769231</text:p>
          </table:table-cell>
          <table:table-cell table:style-name="ce29" table:formula="of:=[.C4]/1.04" office:value-type="float" office:value="1017.01183431953" calcext:value-type="float">
            <text:p>1017.01183431953</text:p>
          </table:table-cell>
          <table:table-cell table:style-name="ce29" table:formula="of:=[.D4]/1.04" office:value-type="float" office:value="977.895994538006" calcext:value-type="float">
            <text:p>977.895994538006</text:p>
          </table:table-cell>
          <table:table-cell table:style-name="ce29" table:formula="of:=[.E4]/1.04" office:value-type="float" office:value="940.284610132698" calcext:value-type="float">
            <text:p>940.284610132698</text:p>
          </table:table-cell>
          <table:table-cell table:style-name="ce29" table:formula="of:=[.F4]/1.04" office:value-type="float" office:value="904.119817435287" calcext:value-type="float">
            <text:p>904.119817435287</text:p>
          </table:table-cell>
          <table:table-cell table:style-name="ce29" table:formula="of:=[.G4]/1.04" office:value-type="float" office:value="869.34597830316" calcext:value-type="float">
            <text:p>869.34597830316</text:p>
          </table:table-cell>
          <table:table-cell table:style-name="ce29" table:formula="of:=[.H4]/1.04" office:value-type="float" office:value="835.90959452227" calcext:value-type="float">
            <text:p>835.90959452227</text:p>
          </table:table-cell>
          <table:table-cell table:style-name="ce29" table:formula="of:=[.I4]/1.04" office:value-type="float" office:value="803.759225502182" calcext:value-type="float">
            <text:p>803.759225502182</text:p>
          </table:table-cell>
          <table:table-cell table:style-name="ce29" table:formula="of:=[.J4]/1.04" office:value-type="float" office:value="772.845409136714" calcext:value-type="float">
            <text:p>772.845409136714</text:p>
          </table:table-cell>
          <table:table-cell table:style-name="ce29" table:formula="of:=[.K4]/1.04" office:value-type="float" office:value="743.120585708379" calcext:value-type="float">
            <text:p>743.120585708379</text:p>
          </table:table-cell>
          <table:table-cell table:style-name="ce29" table:formula="of:=[.L4]/1.04" office:value-type="float" office:value="714.539024719595" calcext:value-type="float">
            <text:p>714.539024719595</text:p>
          </table:table-cell>
          <table:table-cell table:style-name="ce29" table:formula="of:=[.M4]/1.04" office:value-type="float" office:value="687.056754538072" calcext:value-type="float">
            <text:p>687.056754538072</text:p>
          </table:table-cell>
          <table:table-cell table:style-name="ce29" table:formula="of:=[.N4]/1.04" office:value-type="float" office:value="660.631494748146" calcext:value-type="float">
            <text:p>660.631494748146</text:p>
          </table:table-cell>
          <table:table-cell table:style-name="ce29" table:formula="of:=[.O4]/1.04" office:value-type="float" office:value="635.222591103986" calcext:value-type="float">
            <text:p>635.222591103986</text:p>
          </table:table-cell>
          <table:table-cell table:style-name="ce29" table:formula="of:=[.P4]/1.04" office:value-type="float" office:value="610.790952984602" calcext:value-type="float">
            <text:p>610.790952984602</text:p>
          </table:table-cell>
          <table:table-cell table:style-name="ce29" table:formula="of:=[.Q4]/1.04" office:value-type="float" office:value="587.298993254425" calcext:value-type="float">
            <text:p>587.298993254425</text:p>
          </table:table-cell>
          <table:table-cell table:style-name="ce29" table:formula="of:=[.R4]/1.04" office:value-type="float" office:value="564.710570436947" calcext:value-type="float">
            <text:p>564.710570436947</text:p>
          </table:table-cell>
          <table:table-cell table:style-name="ce29" table:formula="of:=[.S4]/1.04" office:value-type="float" office:value="542.990933112449" calcext:value-type="float">
            <text:p>542.990933112449</text:p>
          </table:table-cell>
          <table:table-cell table:style-name="ce29" table:formula="of:=[.T4]/1.04" office:value-type="float" office:value="522.106666454278" calcext:value-type="float">
            <text:p>522.106666454278</text:p>
          </table:table-cell>
          <table:table-cell table:style-name="ce29" table:formula="of:=[.U4]/1.04" office:value-type="float" office:value="502.025640821421" calcext:value-type="float">
            <text:p>502.025640821421</text:p>
          </table:table-cell>
          <table:table-cell table:style-name="ce29" table:formula="of:=[.V4]/1.04" office:value-type="float" office:value="482.71696232829" calcext:value-type="float">
            <text:p>482.71696232829</text:p>
          </table:table-cell>
          <table:table-cell table:style-name="ce29" table:formula="of:=[.W4]/1.04" office:value-type="float" office:value="464.150925315663" calcext:value-type="float">
            <text:p>464.150925315663</text:p>
          </table:table-cell>
          <table:table-cell table:style-name="ce29" table:formula="of:=[.X4]/1.04" office:value-type="float" office:value="446.298966649676" calcext:value-type="float">
            <text:p>446.298966649676</text:p>
          </table:table-cell>
          <table:table-cell table:style-name="ce29" table:formula="of:=[.Y4]/1.04" office:value-type="float" office:value="429.133621778535" calcext:value-type="float">
            <text:p>429.133621778535</text:p>
          </table:table-cell>
          <table:table-cell table:style-name="ce29" table:formula="of:=[.Z4]/1.04" office:value-type="float" office:value="412.62848247936" calcext:value-type="float">
            <text:p>412.62848247936</text:p>
          </table:table-cell>
          <table:table-cell table:style-name="ce29" table:formula="of:=[.AA4]/1.04" office:value-type="float" office:value="396.758156230154" calcext:value-type="float">
            <text:p>396.758156230154</text:p>
          </table:table-cell>
          <table:table-cell table:style-name="ce29" table:formula="of:=[.AB4]/1.04" office:value-type="float" office:value="381.498227144379" calcext:value-type="float">
            <text:p>381.498227144379</text:p>
          </table:table-cell>
          <table:table-cell table:style-name="ce29" table:formula="of:=[.AC4]/1.04" office:value-type="float" office:value="366.825218408057" calcext:value-type="float">
            <text:p>366.825218408057</text:p>
          </table:table-cell>
          <table:table-cell table:style-name="ce29" table:formula="of:=[.AD4]/1.04" office:value-type="float" office:value="352.716556161593" calcext:value-type="float">
            <text:p>352.716556161593</text:p>
          </table:table-cell>
          <table:table-cell table:style-name="ce29" table:formula="of:=[.AE4]/1.04" office:value-type="float" office:value="339.150534770763" calcext:value-type="float">
            <text:p>339.150534770763</text:p>
          </table:table-cell>
          <table:table-cell table:style-name="ce29" table:formula="of:=[.AF4]/1.04" office:value-type="float" office:value="326.106283433425" calcext:value-type="float">
            <text:p>326.106283433425</text:p>
          </table:table-cell>
          <table:table-cell table:style-name="ce29" table:formula="of:=[.AG4]/1.04" office:value-type="float" office:value="313.563734070601" calcext:value-type="float">
            <text:p>313.563734070601</text:p>
          </table:table-cell>
          <table:table-cell table:style-name="ce29" table:formula="of:=[.AH4]/1.04" office:value-type="float" office:value="301.503590452501" calcext:value-type="float">
            <text:p>301.503590452501</text:p>
          </table:table-cell>
          <table:table-cell table:style-name="ce29" table:formula="of:=[.AI4]/1.04" office:value-type="float" office:value="289.907298512021" calcext:value-type="float">
            <text:p>289.907298512021</text:p>
          </table:table-cell>
          <table:table-cell table:style-name="ce29" table:formula="of:=[.AJ4]/1.04" office:value-type="float" office:value="278.75701780002" calcext:value-type="float">
            <text:p>278.75701780002</text:p>
          </table:table-cell>
          <table:table-cell table:style-name="ce29" table:formula="of:=[.AK4]/1.04" office:value-type="float" office:value="268.03559403848" calcext:value-type="float">
            <text:p>268.03559403848</text:p>
          </table:table-cell>
          <table:table-cell table:style-name="ce29" table:formula="of:=[.AL4]/1.04" office:value-type="float" office:value="257.726532729308" calcext:value-type="float">
            <text:p>257.726532729308</text:p>
          </table:table-cell>
          <table:table-cell table:style-name="ce29" table:formula="of:=[.AM4]/1.04" office:value-type="float" office:value="247.813973778181" calcext:value-type="float">
            <text:p>247.813973778181</text:p>
          </table:table-cell>
          <table:table-cell table:style-name="ce29" table:formula="of:=[.AN4]/1.04" office:value-type="float" office:value="238.282667094405" calcext:value-type="float">
            <text:p>238.282667094405</text:p>
          </table:table-cell>
          <table:table-cell table:style-name="ce29" table:formula="of:=[.AO4]/1.04" office:value-type="float" office:value="229.117949129235" calcext:value-type="float">
            <text:p>229.117949129235</text:p>
          </table:table-cell>
          <table:table-cell table:style-name="ce29" table:formula="of:=[.AP4]/1.04" office:value-type="float" office:value="220.305720316572" calcext:value-type="float">
            <text:p>220.305720316572</text:p>
          </table:table-cell>
          <table:table-cell table:style-name="ce29" table:formula="of:=[.AQ4]/1.04" office:value-type="float" office:value="211.83242338132" calcext:value-type="float">
            <text:p>211.83242338132</text:p>
          </table:table-cell>
          <table:table-cell table:style-name="ce29" table:formula="of:=[.AR4]/1.04" office:value-type="float" office:value="203.685022482038" calcext:value-type="float">
            <text:p>203.685022482038</text:p>
          </table:table-cell>
          <table:table-cell table:style-name="ce29" table:formula="of:=[.AS4]/1.04" office:value-type="float" office:value="195.850983155806" calcext:value-type="float">
            <text:p>195.850983155806</text:p>
          </table:table-cell>
          <table:table-cell table:style-name="ce29" table:formula="of:=[.AT4]/1.04" office:value-type="float" office:value="188.318253034429" calcext:value-type="float">
            <text:p>188.318253034429</text:p>
          </table:table-cell>
          <table:table-cell table:style-name="ce29" table:formula="of:=[.AU4]/1.04" office:value-type="float" office:value="181.075243302335" calcext:value-type="float">
            <text:p>181.075243302335</text:p>
          </table:table-cell>
          <table:table-cell table:style-name="ce29" table:formula="of:=[.AV4]/1.04" office:value-type="float" office:value="174.11081086763" calcext:value-type="float">
            <text:p>174.11081086763</text:p>
          </table:table-cell>
          <table:table-cell table:style-name="ce29" table:formula="of:=[.AW4]/1.04" office:value-type="float" office:value="167.414241218875" calcext:value-type="float">
            <text:p>167.414241218875</text:p>
          </table:table-cell>
          <table:table-cell table:style-name="ce29" table:formula="of:=[.AX4]/1.04" office:value-type="float" office:value="160.975231941226" calcext:value-type="float">
            <text:p>160.975231941226</text:p>
          </table:table-cell>
          <table:table-cell table:style-name="ce29" table:formula="of:=[.AY4]/1.04" office:value-type="float" office:value="154.783876866563" calcext:value-type="float">
            <text:p>154.783876866563</text:p>
          </table:table-cell>
          <table:table-cell table:style-name="ce29" table:formula="of:=[.AZ4]/1.04" office:value-type="float" office:value="148.830650833234" calcext:value-type="float">
            <text:p>148.830650833234</text:p>
          </table:table-cell>
          <table:table-cell table:style-name="ce29" table:formula="of:=[.BA4]/1.04" office:value-type="float" office:value="143.106395031956" calcext:value-type="float">
            <text:p>143.106395031956</text:p>
          </table:table-cell>
          <table:table-cell table:style-name="ce29" table:formula="of:=[.BB4]/1.04" office:value-type="float" office:value="137.602302915342" calcext:value-type="float">
            <text:p>137.602302915342</text:p>
          </table:table-cell>
          <table:table-cell table:style-name="ce29" table:formula="of:=[.BC4]/1.04" office:value-type="float" office:value="132.309906649367" calcext:value-type="float">
            <text:p>132.309906649367</text:p>
          </table:table-cell>
          <table:table-cell table:style-name="ce29" table:formula="of:=[.BD4]/1.04" office:value-type="float" office:value="127.22106408593" calcext:value-type="float">
            <text:p>127.22106408593</text:p>
          </table:table-cell>
          <table:table-cell table:style-name="ce29" table:formula="of:=[.BE4]/1.04" office:value-type="float" office:value="122.327946236471" calcext:value-type="float">
            <text:p>122.327946236471</text:p>
          </table:table-cell>
          <table:table-cell table:style-name="ce29" table:formula="of:=[.BF4]/1.04" office:value-type="float" office:value="117.623025227376" calcext:value-type="float">
            <text:p>117.623025227376</text:p>
          </table:table-cell>
          <table:table-cell table:style-name="ce29" table:formula="of:=[.BG4]/1.04" office:value-type="float" office:value="113.099062718631" calcext:value-type="float">
            <text:p>113.099062718631</text:p>
          </table:table-cell>
          <table:table-cell table:style-name="ce29" table:formula="of:=[.BH4]/1.04" office:value-type="float" office:value="108.749098767915" calcext:value-type="float">
            <text:p>108.749098767915</text:p>
          </table:table-cell>
          <table:table-cell table:style-name="ce29" table:formula="of:=[.BI4]/1.04" office:value-type="float" office:value="104.566441122995" calcext:value-type="float">
            <text:p>104.566441122995</text:p>
          </table:table-cell>
          <table:table-cell table:style-name="ce29" table:formula="of:=[.BJ4]/1.04" office:value-type="float" office:value="100.544654925956" calcext:value-type="float">
            <text:p>100.544654925956</text:p>
          </table:table-cell>
          <table:table-cell table:style-name="ce29" table:formula="of:=[.BK4]/1.04" office:value-type="float" office:value="96.6775528134197" calcext:value-type="float">
            <text:p>96.6775528134197</text:p>
          </table:table-cell>
          <table:table-cell table:style-name="ce29" table:formula="of:=[.BL4]/1.04" office:value-type="float" office:value="92.9591853975189" calcext:value-type="float">
            <text:p>92.9591853975189</text:p>
          </table:table-cell>
          <table:table-cell table:style-name="ce29" table:formula="of:=[.BM4]/1.04" office:value-type="float" office:value="89.383832112999" calcext:value-type="float">
            <text:p>89.383832112999</text:p>
          </table:table-cell>
          <table:table-cell table:style-name="ce29" table:formula="of:=[.BN4]/1.04" office:value-type="float" office:value="85.9459924163451" calcext:value-type="float">
            <text:p>85.9459924163451</text:p>
          </table:table-cell>
          <table:table-cell table:style-name="ce29" table:formula="of:=[.BO4]/1.04" office:value-type="float" office:value="82.6403773234088" calcext:value-type="float">
            <text:p>82.6403773234088</text:p>
          </table:table-cell>
          <table:table-cell table:style-name="ce29" table:formula="of:=[.BP4]/1.04" office:value-type="float" office:value="79.4619012725084" calcext:value-type="float">
            <text:p>79.4619012725084</text:p>
          </table:table-cell>
          <table:table-cell table:style-name="ce29" table:formula="of:=[.BQ4]/1.04" office:value-type="float" office:value="76.4056743004889" calcext:value-type="float">
            <text:p>76.4056743004889</text:p>
          </table:table-cell>
          <table:table-cell table:style-name="ce29" table:formula="of:=[.BR4]/1.04" office:value-type="float" office:value="73.4669945197009" calcext:value-type="float">
            <text:p>73.4669945197009</text:p>
          </table:table-cell>
          <table:table-cell table:style-name="ce29" table:formula="of:=[.BS4]/1.04" office:value-type="float" office:value="70.6413408843277" calcext:value-type="float">
            <text:p>70.6413408843277</text:p>
          </table:table-cell>
          <table:table-cell table:style-name="ce29" table:formula="of:=[.BT4]/1.04" office:value-type="float" office:value="67.9243662349305" calcext:value-type="float">
            <text:p>67.9243662349305</text:p>
          </table:table-cell>
          <table:table-cell table:style-name="ce29" table:formula="of:=[.BU4]/1.04" office:value-type="float" office:value="65.3118906105101" calcext:value-type="float">
            <text:p>65.3118906105101</text:p>
          </table:table-cell>
          <table:table-cell table:style-name="ce29" table:formula="of:=[.BV4]/1.04" office:value-type="float" office:value="62.7998948177982" calcext:value-type="float">
            <text:p>62.7998948177982</text:p>
          </table:table-cell>
          <table:table-cell table:style-name="ce29" table:formula="of:=[.BW4]/1.04" office:value-type="float" office:value="60.3845142478829" calcext:value-type="float">
            <text:p>60.3845142478829</text:p>
          </table:table-cell>
          <table:table-cell table:style-name="ce29" table:formula="of:=[.BX4]/1.04" office:value-type="float" office:value="58.0620329306566" calcext:value-type="float">
            <text:p>58.0620329306566</text:p>
          </table:table-cell>
          <table:table-cell table:style-name="ce29" table:formula="of:=[.BY4]/1.04" office:value-type="float" office:value="55.828877817939" calcext:value-type="float">
            <text:p>55.828877817939</text:p>
          </table:table-cell>
          <table:table-cell table:style-name="ce29" table:formula="of:=[.BZ4]/1.04" office:value-type="float" office:value="53.6816132864798" calcext:value-type="float">
            <text:p>53.6816132864798</text:p>
          </table:table-cell>
          <table:table-cell table:style-name="ce29" table:formula="of:=[.CA4]/1.04" office:value-type="float" office:value="51.6169358523845" calcext:value-type="float">
            <text:p>51.6169358523845</text:p>
          </table:table-cell>
          <table:table-cell table:style-name="ce29" table:formula="of:=[.CB4]/1.04" office:value-type="float" office:value="49.6316690888312" calcext:value-type="float">
            <text:p>49.6316690888312</text:p>
          </table:table-cell>
          <table:table-cell table:style-name="ce29" table:formula="of:=[.CC4]/1.04" office:value-type="float" office:value="47.7227587392608" calcext:value-type="float">
            <text:p>47.7227587392608</text:p>
          </table:table-cell>
          <table:table-cell table:style-name="ce29" table:formula="of:=[.CD4]/1.04" office:value-type="float" office:value="45.88726801852" calcext:value-type="float">
            <text:p>45.88726801852</text:p>
          </table:table-cell>
          <table:table-cell table:style-name="ce29" table:formula="of:=[.CE4]/1.04" office:value-type="float" office:value="44.1223730947307" calcext:value-type="float">
            <text:p>44.1223730947307</text:p>
          </table:table-cell>
          <table:table-cell table:style-name="ce29" table:formula="of:=[.CF4]/1.04" office:value-type="float" office:value="42.4253587449334" calcext:value-type="float">
            <text:p>42.4253587449334</text:p>
          </table:table-cell>
          <table:table-cell table:style-name="ce29" table:formula="of:=[.CG4]/1.04" office:value-type="float" office:value="40.7936141778206" calcext:value-type="float">
            <text:p>40.7936141778206</text:p>
          </table:table-cell>
          <table:table-cell table:style-name="ce29" table:formula="of:=[.CH4]/1.04" office:value-type="float" office:value="39.2246290171352" calcext:value-type="float">
            <text:p>39.2246290171352</text:p>
          </table:table-cell>
          <table:table-cell table:style-name="ce29" table:formula="of:=[.CI4]/1.04" office:value-type="float" office:value="37.7159894395531" calcext:value-type="float">
            <text:p>37.7159894395531</text:p>
          </table:table-cell>
          <table:table-cell table:style-name="ce29" table:formula="of:=[.CJ4]/1.04" office:value-type="float" office:value="36.2653744611087" calcext:value-type="float">
            <text:p>36.2653744611087</text:p>
          </table:table-cell>
          <table:table-cell table:style-name="ce29" table:formula="of:=[.CK4]/1.04" office:value-type="float" office:value="34.8705523664507" calcext:value-type="float">
            <text:p>34.8705523664507</text:p>
          </table:table-cell>
          <table:table-cell table:style-name="ce29" table:formula="of:=[.CL4]/1.04" office:value-type="float" office:value="33.5293772754333" calcext:value-type="float">
            <text:p>33.5293772754333</text:p>
          </table:table-cell>
          <table:table-cell table:style-name="ce29" table:formula="of:=[.CM4]/1.04" office:value-type="float" office:value="32.2397858417628" calcext:value-type="float">
            <text:p>32.2397858417628</text:p>
          </table:table-cell>
          <table:table-cell table:style-name="ce29" table:formula="of:=[.CN4]/1.04" office:value-type="float" office:value="30.9997940786181" calcext:value-type="float">
            <text:p>30.9997940786181</text:p>
          </table:table-cell>
          <table:table-cell table:style-name="ce29" table:formula="of:=[.CO4]/1.04" office:value-type="float" office:value="29.8074943063636" calcext:value-type="float">
            <text:p>29.8074943063636</text:p>
          </table:table-cell>
          <table:table-cell table:style-name="ce29" table:formula="of:=[.CP4]/1.04" office:value-type="float" office:value="28.6610522176573" calcext:value-type="float">
            <text:p>28.6610522176573</text:p>
          </table:table-cell>
          <table:table-cell table:style-name="ce29" table:formula="of:=[.CQ4]/1.04" office:value-type="float" office:value="27.5587040554397" calcext:value-type="float">
            <text:p>27.5587040554397</text:p>
          </table:table-cell>
          <table:table-cell table:style-name="ce29" table:formula="of:=[.CR4]/1.04" office:value-type="float" office:value="26.4987538994612" calcext:value-type="float">
            <text:p>26.4987538994612</text:p>
          </table:table-cell>
          <table:table-cell table:style-name="ce29" table:formula="of:=[.CS4]/1.04" office:value-type="float" office:value="25.4795710571743" calcext:value-type="float">
            <text:p>25.4795710571743</text:p>
          </table:table-cell>
          <table:table-cell table:style-name="ce29" table:formula="of:=[.CT4]/1.04" office:value-type="float" office:value="24.4995875549752" calcext:value-type="float">
            <text:p>24.4995875549752</text:p>
          </table:table-cell>
          <table:table-cell table:style-name="ce29" table:formula="of:=[.CU4]/1.04" office:value-type="float" office:value="23.5572957259377" calcext:value-type="float">
            <text:p>23.5572957259377</text:p>
          </table:table-cell>
          <table:table-cell table:style-name="ce29" table:formula="of:=[.CV4]/1.04" office:value-type="float" office:value="22.6512458903247" calcext:value-type="float">
            <text:p>22.6512458903247</text:p>
          </table:table-cell>
          <table:table-cell table:style-name="ce29" table:formula="of:=[.CW4]/1.04" office:value-type="float" office:value="21.7800441253123" calcext:value-type="float">
            <text:p>21.7800441253123</text:p>
          </table:table-cell>
          <table:table-cell table:style-name="ce29" table:formula="of:=[.CX4]/1.04" office:value-type="float" office:value="20.9423501204926" calcext:value-type="float">
            <text:p>20.9423501204926</text:p>
          </table:table-cell>
          <table:table-cell table:style-name="ce29" table:formula="of:=[.CY4]/1.04" office:value-type="float" office:value="20.1368751158582" calcext:value-type="float">
            <text:p>20.1368751158582</text:p>
          </table:table-cell>
          <table:table-cell table:style-name="ce29" table:formula="of:=[.CZ4]/1.04" office:value-type="float" office:value="19.3623799190944" calcext:value-type="float">
            <text:p>19.3623799190944</text:p>
          </table:table-cell>
          <table:table-cell table:style-name="ce29" table:formula="of:=[.DA4]/1.04" office:value-type="float" office:value="18.6176729991293" calcext:value-type="float">
            <text:p>18.6176729991293</text:p>
          </table:table-cell>
          <table:table-cell table:style-name="ce29" table:formula="of:=[.DB4]/1.04" office:value-type="float" office:value="17.9016086530089" calcext:value-type="float">
            <text:p>17.9016086530089</text:p>
          </table:table-cell>
          <table:table-cell table:style-name="ce29" table:formula="of:=[.DC4]/1.04" office:value-type="float" office:value="17.2130852432778" calcext:value-type="float">
            <text:p>17.2130852432778</text:p>
          </table:table-cell>
          <table:table-cell table:style-name="ce29" table:formula="of:=[.DD4]/1.04" office:value-type="float" office:value="16.5510435031517" calcext:value-type="float">
            <text:p>16.5510435031517</text:p>
          </table:table-cell>
          <table:table-cell table:style-name="ce29" table:formula="of:=[.DE4]/1.04" office:value-type="float" office:value="15.9144649068767" calcext:value-type="float">
            <text:p>15.9144649068767</text:p>
          </table:table-cell>
          <table:table-cell table:style-name="ce29" table:formula="of:=[.DF4]/1.04" office:value-type="float" office:value="15.302370102766" calcext:value-type="float">
            <text:p>15.302370102766</text:p>
          </table:table-cell>
          <table:table-cell table:style-name="ce29" table:formula="of:=[.DG4]/1.04" office:value-type="float" office:value="14.7138174065058" calcext:value-type="float">
            <text:p>14.7138174065058</text:p>
          </table:table-cell>
          <table:table-cell table:style-name="ce29" table:formula="of:=[.DH4]/1.04" office:value-type="float" office:value="14.1479013524094" calcext:value-type="float">
            <text:p>14.1479013524094</text:p>
          </table:table-cell>
          <table:table-cell table:style-name="ce29" table:formula="of:=[.DI4]/1.04" office:value-type="float" office:value="13.6037513003937" calcext:value-type="float">
            <text:p>13.6037513003937</text:p>
          </table:table-cell>
          <table:table-cell table:style-name="ce29" table:formula="of:=[.DJ4]/1.04" office:value-type="float" office:value="13.0805300965324" calcext:value-type="float">
            <text:p>13.0805300965324</text:p>
          </table:table-cell>
          <table:table-cell table:style-name="ce29" table:formula="of:=[.DK4]/1.04" office:value-type="float" office:value="12.5774327851273" calcext:value-type="float">
            <text:p>12.5774327851273</text:p>
          </table:table-cell>
          <table:table-cell table:style-name="ce29" table:formula="of:=[.DL4]/1.04" office:value-type="float" office:value="12.0936853703147" calcext:value-type="float">
            <text:p>12.0936853703147</text:p>
          </table:table-cell>
          <table:table-cell table:style-name="ce29" table:formula="of:=[.DM4]/1.04" office:value-type="float" office:value="11.6285436253026" calcext:value-type="float">
            <text:p>11.6285436253026</text:p>
          </table:table-cell>
          <table:table-cell table:style-name="ce29" table:formula="of:=[.DN4]/1.04" office:value-type="float" office:value="11.1812919474063" calcext:value-type="float">
            <text:p>11.1812919474063</text:p>
          </table:table-cell>
          <table:table-cell table:style-name="ce29" table:formula="of:=[.DO4]/1.04" office:value-type="float" office:value="10.7512422571215" calcext:value-type="float">
            <text:p>10.7512422571215</text:p>
          </table:table-cell>
          <table:table-cell table:style-name="ce29" table:formula="of:=[.DP4]/1.04" office:value-type="float" office:value="10.3377329395399" calcext:value-type="float">
            <text:p>10.3377329395399</text:p>
          </table:table-cell>
          <table:table-cell table:style-name="ce29" table:formula="of:=[.DQ4]/1.04" office:value-type="float" office:value="9.94012782648066" calcext:value-type="float">
            <text:p>9.94012782648066</text:p>
          </table:table-cell>
          <table:table-cell table:style-name="ce29" table:formula="of:=[.DR4]/1.04" office:value-type="float" office:value="9.55781521776986" calcext:value-type="float">
            <text:p>9.55781521776986</text:p>
          </table:table-cell>
          <table:table-cell table:style-name="ce29" table:formula="of:=[.DS4]/1.04" office:value-type="float" office:value="9.19020694016333" calcext:value-type="float">
            <text:p>9.19020694016333</text:p>
          </table:table-cell>
          <table:table-cell table:style-name="ce29" table:formula="of:=[.DT4]/1.04" office:value-type="float" office:value="8.83673744246474" calcext:value-type="float">
            <text:p>8.83673744246474</text:p>
          </table:table-cell>
          <table:table-cell table:style-name="ce29" table:formula="of:=[.DU4]/1.04" office:value-type="float" office:value="8.49686292544686" calcext:value-type="float">
            <text:p>8.49686292544686</text:p>
          </table:table-cell>
          <table:table-cell table:style-name="ce29" table:formula="of:=[.DV4]/1.04" office:value-type="float" office:value="8.17006050523737" calcext:value-type="float">
            <text:p>8.17006050523737</text:p>
          </table:table-cell>
          <table:table-cell table:style-name="ce29" table:formula="of:=[.DW4]/1.04" office:value-type="float" office:value="7.85582740888208" calcext:value-type="float">
            <text:p>7.85582740888208</text:p>
          </table:table-cell>
          <table:table-cell table:style-name="ce29" table:formula="of:=[.DX4]/1.04" office:value-type="float" office:value="7.55368020084816" calcext:value-type="float">
            <text:p>7.55368020084816</text:p>
          </table:table-cell>
          <table:table-cell table:style-name="ce29" table:formula="of:=[.DY4]/1.04" office:value-type="float" office:value="7.26315403927707" calcext:value-type="float">
            <text:p>7.26315403927707</text:p>
          </table:table-cell>
          <table:table-cell table:style-name="ce29" table:formula="of:=[.DZ4]/1.04" office:value-type="float" office:value="6.98380196084334" calcext:value-type="float">
            <text:p>6.98380196084334</text:p>
          </table:table-cell>
          <table:table-cell table:style-name="ce29" table:formula="of:=[.EA4]/1.04" office:value-type="float" office:value="6.7151941931186" calcext:value-type="float">
            <text:p>6.7151941931186</text:p>
          </table:table-cell>
          <table:table-cell table:style-name="ce29" table:formula="of:=[.EB4]/1.04" office:value-type="float" office:value="6.45691749338327" calcext:value-type="float">
            <text:p>6.45691749338327</text:p>
          </table:table-cell>
          <table:table-cell table:style-name="ce29" table:formula="of:=[.EC4]/1.04" office:value-type="float" office:value="6.20857451286852" calcext:value-type="float">
            <text:p>6.20857451286852</text:p>
          </table:table-cell>
          <table:table-cell table:style-name="ce29" table:formula="of:=[.ED4]/1.04" office:value-type="float" office:value="5.9697831854505" calcext:value-type="float">
            <text:p>5.9697831854505</text:p>
          </table:table-cell>
          <table:table-cell table:style-name="ce29" table:formula="of:=[.EE4]/1.04" office:value-type="float" office:value="5.74017613985625" calcext:value-type="float">
            <text:p>5.74017613985625</text:p>
          </table:table-cell>
          <table:table-cell table:style-name="ce29" table:formula="of:=[.EF4]/1.04" office:value-type="float" office:value="5.51940013447717" calcext:value-type="float">
            <text:p>5.51940013447717</text:p>
          </table:table-cell>
          <table:table-cell table:style-name="ce29" table:formula="of:=[.EG4]/1.04" office:value-type="float" office:value="5.30711551392035" calcext:value-type="float">
            <text:p>5.30711551392035</text:p>
          </table:table-cell>
          <table:table-cell table:style-name="ce29" table:formula="of:=[.EH4]/1.04" office:value-type="float" office:value="5.10299568646188" calcext:value-type="float">
            <text:p>5.10299568646188</text:p>
          </table:table-cell>
          <table:table-cell table:style-name="ce29" table:formula="of:=[.EI4]/1.04" office:value-type="float" office:value="4.90672662159796" calcext:value-type="float">
            <text:p>4.90672662159796</text:p>
          </table:table-cell>
          <table:table-cell table:style-name="ce29" table:formula="of:=[.EJ4]/1.04" office:value-type="float" office:value="4.71800636692111" calcext:value-type="float">
            <text:p>4.71800636692111</text:p>
          </table:table-cell>
          <table:table-cell table:style-name="ce29" table:formula="of:=[.EK4]/1.04" office:value-type="float" office:value="4.53654458357799" calcext:value-type="float">
            <text:p>4.53654458357799</text:p>
          </table:table-cell>
          <table:table-cell table:style-name="ce29" table:formula="of:=[.EL4]/1.04" office:value-type="float" office:value="4.36206209959422" calcext:value-type="float">
            <text:p>4.36206209959422</text:p>
          </table:table-cell>
          <table:table-cell table:style-name="ce29" table:formula="of:=[.EM4]/1.04" office:value-type="float" office:value="4.19429048037906" calcext:value-type="float">
            <text:p>4.19429048037906</text:p>
          </table:table-cell>
          <table:table-cell table:style-name="ce29" table:formula="of:=[.EN4]/1.04" office:value-type="float" office:value="4.0329716157491" calcext:value-type="float">
            <text:p>4.0329716157491</text:p>
          </table:table-cell>
          <table:table-cell table:style-name="ce29" table:formula="of:=[.EO4]/1.04" office:value-type="float" office:value="3.87785732283567" calcext:value-type="float">
            <text:p>3.87785732283567</text:p>
          </table:table-cell>
          <table:table-cell table:style-name="ce29" table:formula="of:=[.EP4]/1.04" office:value-type="float" office:value="3.72870896426507" calcext:value-type="float">
            <text:p>3.72870896426507</text:p>
          </table:table-cell>
          <table:table-cell table:style-name="ce29" table:formula="of:=[.EQ4]/1.04" office:value-type="float" office:value="3.5852970810241" calcext:value-type="float">
            <text:p>3.5852970810241</text:p>
          </table:table-cell>
          <table:table-cell table:style-name="ce29" table:formula="of:=[.ER4]/1.04" office:value-type="float" office:value="3.44740103944625" calcext:value-type="float">
            <text:p>3.44740103944625</text:p>
          </table:table-cell>
          <table:table-cell table:style-name="ce29" table:formula="of:=[.ES4]/1.04" office:value-type="float" office:value="3.31480869177524" calcext:value-type="float">
            <text:p>3.31480869177524</text:p>
          </table:table-cell>
          <table:table-cell table:style-name="ce29" table:formula="of:=[.ET4]/1.04" office:value-type="float" office:value="3.18731604978389" calcext:value-type="float">
            <text:p>3.18731604978389</text:p>
          </table:table-cell>
          <table:table-cell table:style-name="ce29" table:formula="of:=[.EU4]/1.04" office:value-type="float" office:value="3.06472697094604" calcext:value-type="float">
            <text:p>3.06472697094604</text:p>
          </table:table-cell>
          <table:table-cell table:style-name="ce29" table:formula="of:=[.EV4]/1.04" office:value-type="float" office:value="2.94685285667889" calcext:value-type="float">
            <text:p>2.94685285667889</text:p>
          </table:table-cell>
          <table:table-cell table:style-name="ce29" table:formula="of:=[.EW4]/1.04" office:value-type="float" office:value="2.83351236219124" calcext:value-type="float">
            <text:p>2.83351236219124</text:p>
          </table:table-cell>
          <table:table-cell table:style-name="ce29" table:formula="of:=[.EX4]/1.04" office:value-type="float" office:value="2.72453111749158" calcext:value-type="float">
            <text:p>2.72453111749158</text:p>
          </table:table-cell>
          <table:table-cell table:style-name="ce29" table:formula="of:=[.EY4]/1.04" office:value-type="float" office:value="2.61974145912652" calcext:value-type="float">
            <text:p>2.61974145912652</text:p>
          </table:table-cell>
          <table:table-cell table:style-name="ce29" table:formula="of:=[.EZ4]/1.04" office:value-type="float" office:value="2.51898217223703" calcext:value-type="float">
            <text:p>2.51898217223703</text:p>
          </table:table-cell>
          <table:table-cell table:style-name="ce29" table:formula="of:=[.FA4]/1.04" office:value-type="float" office:value="2.42209824253561" calcext:value-type="float">
            <text:p>2.42209824253561</text:p>
          </table:table-cell>
          <table:table-cell table:style-name="ce29" table:formula="of:=[.FB4]/1.04" office:value-type="float" office:value="2.3289406178227" calcext:value-type="float">
            <text:p>2.3289406178227</text:p>
          </table:table-cell>
          <table:table-cell table:style-name="ce29" table:formula="of:=[.FC4]/1.04" office:value-type="float" office:value="2.23936597867567" calcext:value-type="float">
            <text:p>2.23936597867567</text:p>
          </table:table-cell>
          <table:table-cell table:style-name="ce29" table:formula="of:=[.FD4]/1.04" office:value-type="float" office:value="2.15323651795738" calcext:value-type="float">
            <text:p>2.15323651795738</text:p>
          </table:table-cell>
          <table:table-cell table:style-name="ce29" table:formula="of:=[.FE4]/1.04" office:value-type="float" office:value="2.07041972880517" calcext:value-type="float">
            <text:p>2.07041972880517</text:p>
          </table:table-cell>
          <table:table-cell table:style-name="ce29" table:formula="of:=[.FF4]/1.04" office:value-type="float" office:value="1.9907882007742" calcext:value-type="float">
            <text:p>1.9907882007742</text:p>
          </table:table-cell>
          <table:table-cell table:style-name="ce29" table:formula="of:=[.FG4]/1.04" office:value-type="float" office:value="1.91421942382135" calcext:value-type="float">
            <text:p>1.91421942382135</text:p>
          </table:table-cell>
          <table:table-cell table:style-name="ce29" table:formula="of:=[.FH4]/1.04" office:value-type="float" office:value="1.84059559982822" calcext:value-type="float">
            <text:p>1.84059559982822</text:p>
          </table:table-cell>
          <table:table-cell table:style-name="ce29" table:formula="of:=[.FI4]/1.04" office:value-type="float" office:value="1.76980346137329" calcext:value-type="float">
            <text:p>1.76980346137329</text:p>
          </table:table-cell>
          <table:table-cell table:style-name="ce29" table:formula="of:=[.FJ4]/1.04" office:value-type="float" office:value="1.70173409747432" calcext:value-type="float">
            <text:p>1.70173409747432</text:p>
          </table:table-cell>
          <table:table-cell table:style-name="ce29" table:formula="of:=[.FK4]/1.04" office:value-type="float" office:value="1.636282786033" calcext:value-type="float">
            <text:p>1.636282786033</text:p>
          </table:table-cell>
          <table:table-cell table:style-name="ce29" table:formula="of:=[.FL4]/1.04" office:value-type="float" office:value="1.57334883272404" calcext:value-type="float">
            <text:p>1.57334883272404</text:p>
          </table:table-cell>
          <table:table-cell table:style-name="ce29" table:formula="of:=[.FM4]/1.04" office:value-type="float" office:value="1.5128354160808" calcext:value-type="float">
            <text:p>1.5128354160808</text:p>
          </table:table-cell>
          <table:table-cell table:style-name="ce29" table:formula="of:=[.FN4]/1.04" office:value-type="float" office:value="1.45464943853923" calcext:value-type="float">
            <text:p>1.45464943853923</text:p>
          </table:table-cell>
          <table:table-cell table:style-name="ce29" table:formula="of:=[.FO4]/1.04" office:value-type="float" office:value="1.3987013832108" calcext:value-type="float">
            <text:p>1.3987013832108</text:p>
          </table:table-cell>
          <table:table-cell table:style-name="ce29" table:formula="of:=[.FP4]/1.04" office:value-type="float" office:value="1.34490517616423" calcext:value-type="float">
            <text:p>1.34490517616423</text:p>
          </table:table-cell>
          <table:table-cell table:style-name="ce29" table:formula="of:=[.FQ4]/1.04" office:value-type="float" office:value="1.29317805400407" calcext:value-type="float">
            <text:p>1.29317805400407</text:p>
          </table:table-cell>
          <table:table-cell table:style-name="ce29" table:formula="of:=[.FR4]/1.04" office:value-type="float" office:value="1.24344043654237" calcext:value-type="float">
            <text:p>1.24344043654237</text:p>
          </table:table-cell>
          <table:table-cell table:style-name="ce29" table:formula="of:=[.FS4]/1.04" office:value-type="float" office:value="1.19561580436767" calcext:value-type="float">
            <text:p>1.19561580436767</text:p>
          </table:table-cell>
          <table:table-cell table:style-name="ce29" table:formula="of:=[.FT4]/1.04" office:value-type="float" office:value="1.14963058112276" calcext:value-type="float">
            <text:p>1.14963058112276</text:p>
          </table:table-cell>
          <table:table-cell table:style-name="ce29" table:formula="of:=[.FU4]/1.04" office:value-type="float" office:value="1.10541402031034" calcext:value-type="float">
            <text:p>1.10541402031034</text:p>
          </table:table-cell>
          <table:table-cell table:style-name="ce29" table:formula="of:=[.FV4]/1.04" office:value-type="float" office:value="1.06289809645225" calcext:value-type="float">
            <text:p>1.06289809645225</text:p>
          </table:table-cell>
          <table:table-cell table:style-name="ce29" table:formula="of:=[.FW4]/1.04" office:value-type="float" office:value="1.02201740043486" calcext:value-type="float">
            <text:p>1.02201740043486</text:p>
          </table:table-cell>
          <table:table-cell table:style-name="ce29" table:formula="of:=[.FX4]/1.04" office:value-type="float" office:value="0.982709038879672" calcext:value-type="float">
            <text:p>0.982709038879672</text:p>
          </table:table-cell>
          <table:table-cell table:style-name="ce29" table:formula="of:=[.FY4]/1.04" office:value-type="float" office:value="0.9449125373843" calcext:value-type="float">
            <text:p>0.9449125373843</text:p>
          </table:table-cell>
          <table:table-cell table:style-name="ce29" table:formula="of:=[.FZ4]/1.04" office:value-type="float" office:value="0.908569747484904" calcext:value-type="float">
            <text:p>0.908569747484904</text:p>
          </table:table-cell>
          <table:table-cell table:style-name="ce29" table:formula="of:=[.GA4]/1.04" office:value-type="float" office:value="0.873624757197023" calcext:value-type="float">
            <text:p>0.873624757197023</text:p>
          </table:table-cell>
          <table:table-cell table:style-name="ce29" table:formula="of:=[.GB4]/1.04" office:value-type="float" office:value="0.840023804997137" calcext:value-type="float">
            <text:p>0.840023804997137</text:p>
          </table:table-cell>
          <table:table-cell table:style-name="ce29" table:formula="of:=[.GC4]/1.04" office:value-type="float" office:value="0.807715197112632" calcext:value-type="float">
            <text:p>0.807715197112632</text:p>
          </table:table-cell>
          <table:table-cell table:style-name="ce29" table:formula="of:=[.GD4]/1.04" office:value-type="float" office:value="0.776649227992915" calcext:value-type="float">
            <text:p>0.776649227992915</text:p>
          </table:table-cell>
          <table:table-cell table:style-name="ce29" table:formula="of:=[.GE4]/1.04" office:value-type="float" office:value="0.746778103839342" calcext:value-type="float">
            <text:p>0.746778103839342</text:p>
          </table:table-cell>
          <table:table-cell table:style-name="ce29" table:formula="of:=[.GF4]/1.04" office:value-type="float" office:value="0.71805586907629" calcext:value-type="float">
            <text:p>0.71805586907629</text:p>
          </table:table-cell>
          <table:table-cell table:style-name="ce29" table:formula="of:=[.GG4]/1.04" office:value-type="float" office:value="0.690438335650279" calcext:value-type="float">
            <text:p>0.690438335650279</text:p>
          </table:table-cell>
          <table:table-cell table:style-name="ce29" table:formula="of:=[.GH4]/1.04" office:value-type="float" office:value="0.663883015048345" calcext:value-type="float">
            <text:p>0.663883015048345</text:p>
          </table:table-cell>
          <table:table-cell table:style-name="ce29" table:formula="of:=[.GI4]/1.04" office:value-type="float" office:value="0.638349052931101" calcext:value-type="float">
            <text:p>0.638349052931101</text:p>
          </table:table-cell>
          <table:table-cell table:style-name="ce29" table:formula="of:=[.GJ4]/1.04" office:value-type="float" office:value="0.613797166279905" calcext:value-type="float">
            <text:p>0.613797166279905</text:p>
          </table:table-cell>
          <table:table-cell table:style-name="ce29" table:formula="of:=[.GK4]/1.04" office:value-type="float" office:value="0.590189582961447" calcext:value-type="float">
            <text:p>0.590189582961447</text:p>
          </table:table-cell>
          <table:table-cell table:style-name="ce29" table:formula="of:=[.GL4]/1.04" office:value-type="float" office:value="0.567489983616776" calcext:value-type="float">
            <text:p>0.567489983616776</text:p>
          </table:table-cell>
          <table:table-cell table:style-name="ce29" table:formula="of:=[.GM4]/1.04" office:value-type="float" office:value="0.545663445785361" calcext:value-type="float">
            <text:p>0.545663445785361</text:p>
          </table:table-cell>
          <table:table-cell table:style-name="ce29" table:formula="of:=[.GN4]/1.04" office:value-type="float" office:value="0.524676390178232" calcext:value-type="float">
            <text:p>0.524676390178232</text:p>
          </table:table-cell>
          <table:table-cell table:style-name="ce29" table:formula="of:=[.GO4]/1.04" office:value-type="float" office:value="0.504496529017531" calcext:value-type="float">
            <text:p>0.504496529017531</text:p>
          </table:table-cell>
          <table:table-cell table:style-name="ce29" table:formula="of:=[.GP4]/1.04" office:value-type="float" office:value="0.48509281636301" calcext:value-type="float">
            <text:p>0.48509281636301</text:p>
          </table:table-cell>
          <table:table-cell table:style-name="ce29" table:formula="of:=[.GQ4]/1.04" office:value-type="float" office:value="0.466435400349048" calcext:value-type="float">
            <text:p>0.466435400349048</text:p>
          </table:table-cell>
          <table:table-cell table:style-name="ce29" table:formula="of:=[.GR4]/1.04" office:value-type="float" office:value="0.4484955772587" calcext:value-type="float">
            <text:p>0.4484955772587</text:p>
          </table:table-cell>
        </table:table-row>
        <table:table-row table:style-name="ro1">
          <table:table-cell table:style-name="ce37"/>
          <table:table-cell table:number-columns-repeated="4"/>
          <table:table-cell table:style-name="ce31" table:number-columns-repeated="36"/>
          <table:table-cell table:number-columns-repeated="160"/>
        </table:table-row>
        <table:table-row table:style-name="ro1" table:number-rows-repeated="1048570">
          <table:table-cell table:number-columns-repeated="201"/>
        </table:table-row>
        <table:table-row table:style-name="ro1">
          <table:table-cell table:number-columns-repeated="2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9P2" style:volatile="true" number:language="en" number:country="US">
      <number:text> </number:text>
      <number:fill-character> </number:fill-character>
      <number:text>- </number:text>
    </number:number-style>
    <number:text-style style:name="N10169" number:language="en" number:country="US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3P2" style:volatile="true" number:language="en" number:country="US">
      <number:currency-symbol/>
      <number:fill-character> </number:fill-character>
      <number:text>- </number:text>
    </number:currency-style>
    <number:text-style style:name="N10173" number:language="en" number:country="US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7" number:language="en" number:country="US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currency-style style:name="N1018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8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8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81" number:language="en" number:country="US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4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84P2" style:volatile="true" number:language="en" number:country="US">
      <number:text>- </number:text>
    </number:number-style>
    <number:text-style style:name="N10184" number:language="en" number:country="US">
      <number:text-content/>
      <number:text> </number:text>
      <style:map style:condition="value()&gt;0" style:apply-style-name="N10184P0"/>
      <style:map style:condition="value()&lt;0" style:apply-style-name="N10184P1"/>
      <style:map style:condition="value()=0" style:apply-style-name="N10184P2"/>
    </number:text-style>
    <number:number-style style:name="N1018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en" number:country="US">
      <number:text>(</number:text>
      <number:number number:decimal-places="2" number:min-decimal-places="2" number:min-integer-digits="1" number:grouping="true"/>
      <number:text>)</number:text>
    </number:number-style>
    <number:number-style style:name="N10186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86" number:language="en" number:country="US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1:01.211035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5:31:29.411833658</dc:date>
    <meta:generator>LibreOffice/24.8.3.2$MacOSX_AARCH64 LibreOffice_project/48a6bac9e7e268aeb4c3483fcf825c94556d9f92</meta:generator>
    <meta:editing-duration>P5DT12H44M37S</meta:editing-duration>
    <meta:editing-cycles>3034</meta:editing-cycles>
    <meta:document-statistic meta:table-count="7" meta:cell-count="1352" meta:object-count="0"/>
  </office:meta>
</office:document-meta>
</file>